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17cm" fo:margin-left="-0.208cm" table:align="left" style:writing-mode="lr-tb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852cm"/>
    </style:style>
    <style:style style:name="Table1.C" style:family="table-column">
      <style:table-column-properties style:column-width="6.668cm"/>
    </style:style>
    <style:style style:name="Table1.D" style:family="table-column">
      <style:table-column-properties style:column-width="2.39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2" style:family="table-row">
      <style:table-row-properties style:min-row-height="0.069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22" style:family="table-row">
      <style:table-row-properties style:min-row-height="0.002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14" style:family="table-row">
      <style:table-row-properties style:min-row-height="0.953cm"/>
    </style:style>
    <style:style style:name="Table3.16" style:family="table-row">
      <style:table-row-properties style:min-row-height="1.51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2.752cm" style:rel-column-width="10599*"/>
    </style:style>
    <style:style style:name="Таблица2.B" style:family="table-column">
      <style:table-column-properties style:column-width="2.75cm" style:rel-column-width="10592*"/>
    </style:style>
    <style:style style:name="Таблица2.E" style:family="table-column">
      <style:table-column-properties style:column-width="6.013cm" style:rel-column-width="231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037cm" style:rel-column-width="7847*"/>
    </style:style>
    <style:style style:name="Таблица3.B" style:family="table-column">
      <style:table-column-properties style:column-width="3.627cm" style:rel-column-width="13969*"/>
    </style:style>
    <style:style style:name="Таблица3.C" style:family="table-column">
      <style:table-column-properties style:column-width="3.515cm" style:rel-column-width="13541*"/>
    </style:style>
    <style:style style:name="Таблица3.D" style:family="table-column">
      <style:table-column-properties style:column-width="2.152cm" style:rel-column-width="8289*"/>
    </style:style>
    <style:style style:name="Таблица3.E" style:family="table-column">
      <style:table-column-properties style:column-width="2.833cm" style:rel-column-width="10912*"/>
    </style:style>
    <style:style style:name="Таблица3.F" style:family="table-column">
      <style:table-column-properties style:column-width="2.85cm" style:rel-column-width="1097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F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fo:font-size="16pt" fo:language="ru" fo:country="RU" style:font-size-asian="16pt" style:font-size-complex="16pt"/>
    </style:style>
    <style:style style:name="P12" style:family="paragraph" style:parent-style-name="Standard">
      <style:paragraph-properties fo:line-height="150%" fo:text-align="end" style:justify-single-word="false"/>
      <style:text-properties fo:font-size="16pt" fo:language="ru" fo:country="RU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14" style:family="paragraph" style:parent-style-name="Standard">
      <style:paragraph-properties fo:line-height="150%" fo:text-align="center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DejaVu Sans Mono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DejaVu Sans Mono" fo:font-size="12pt" fo:language="ru" fo:country="RU" style:font-size-asian="12pt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DejaVu Sans Mono" fo:font-size="12pt" fo:language="ru" fo:country="RU" style:font-size-asian="12pt" style:font-size-complex="12pt"/>
    </style:style>
    <style:style style:name="P19" style:family="paragraph" style:parent-style-name="Standard">
      <style:paragraph-properties fo:line-height="150%" fo:text-align="end" style:justify-single-word="false"/>
      <style:text-properties style:font-name="DejaVu Sans Mono" fo:font-size="12pt" fo:language="ru" fo:country="RU" style:font-size-asian="12pt" style:font-size-complex="12pt"/>
    </style:style>
    <style:style style:name="P20" style:family="paragraph" style:parent-style-name="Standard">
      <style:text-properties style:font-name="DejaVu Sans Mono" fo:language="ru" fo:country="RU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DejaVu Serif" fo:font-size="14pt" fo:language="en" fo:country="US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DejaVu Serif" fo:font-size="14pt" fo:language="ru" fo:country="RU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style:font-size-asian="16pt" style:font-size-complex="16pt"/>
    </style:style>
    <style:style style:name="P31" style:family="paragraph" style:parent-style-name="Standard">
      <style:paragraph-properties fo:margin-left="1.245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ru" fo:country="RU" fo:background-color="transparent" style:font-size-asian="12pt" style:font-size-complex="12pt"/>
    </style:style>
    <style:style style:name="P32" style:family="paragraph" style:parent-style-name="Standard">
      <style:paragraph-properties fo:margin-left="1.245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ru" fo:country="RU" style:font-size-asian="12pt" style:font-size-complex="12pt"/>
    </style:style>
    <style:style style:name="P33" style:family="paragraph" style:parent-style-name="Standard">
      <style:paragraph-properties fo:margin-left="1.245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en" fo:country="US" style:font-size-asian="12pt" style:font-size-complex="12pt"/>
    </style:style>
    <style:style style:name="P34" style:family="paragraph" style:parent-style-name="Standard">
      <style:paragraph-properties fo:line-height="150%" fo:text-align="start" style:justify-single-word="false" fo:background-color="#ffff99">
        <style:background-image/>
      </style:paragraph-properties>
      <style:text-properties style:font-name="DejaVu Sans Mono" fo:font-size="12pt" fo:language="ru" fo:country="RU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start" style:justify-single-word="false" fo:background-color="#ffff99">
        <style:background-image/>
      </style:paragraph-properties>
      <style:text-properties style:font-name="DejaVu Sans Mono" fo:font-size="12pt" fo:language="en" fo:country="US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ffff99">
        <style:background-image/>
      </style:paragraph-properties>
      <style:text-properties style:font-name="DejaVu Sans Mono" fo:font-size="12pt" fo:language="ru" fo:country="RU" fo:font-weight="normal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45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4pt" fo:language="ru" fo:country="RU" style:font-size-asian="14pt" style:font-size-complex="14pt"/>
    </style:style>
    <style:style style:name="P46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47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48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49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50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style:text-position="super 58%"/>
    </style:style>
    <style:style style:name="T6" style:family="text">
      <style:text-properties style:font-name="DejaVu Serif"/>
    </style:style>
    <style:style style:name="T7" style:family="text">
      <style:text-properties style:font-name="DejaVu Serif" fo:font-size="14pt" fo:language="en" fo:country="US" style:font-size-asian="14pt" style:font-size-complex="14pt"/>
    </style:style>
    <style:style style:name="T8" style:family="text">
      <style:text-properties style:font-name="DejaVu Serif" fo:font-size="14pt" style:font-size-asian="14pt" style:font-size-complex="14pt"/>
    </style:style>
    <style:style style:name="T9" style:family="text">
      <style:text-properties style:font-name="DejaVu Serif" fo:language="en" fo:country="US"/>
    </style:style>
    <style:style style:name="T10" style:family="text">
      <style:text-properties style:font-name="DejaVu Serif" fo:language="ru" fo:country="RU"/>
    </style:style>
    <style:style style:name="T11" style:family="text">
      <style:text-properties fo:font-size="16pt" fo:language="ru" fo:country="RU" style:font-size-asian="16pt" style:font-size-complex="16pt"/>
    </style:style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4">
      <text:list-level-style-number text:level="1" text:style-name="Numbering_20_Symbols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инистерство образования и науки РФ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Волгоградский Государственный Технический Университет</text:p>
      <text:p text:style-name="P2">Кафедра «Программное обеспечение автоматизированных систем»</text:p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1">Курсовая работа по дисциплине</text:span><text:span text:style-name="T2"><text:line-break/>«</text:span><text:span text:style-name="T1">Теория языков программирования и методы трансляции </text:span><text:span text:style-name="T2">» на тему</text:span></text:p>
      <text:p text:style-name="P9"><text:span text:style-name="T4">«Транслятор языка Кумир в </text:span><text:span text:style-name="T3">Java-</text:span><text:span text:style-name="T4">байткод»</text:span></text:p>
      <text:p text:style-name="P10"/>
      <text:p text:style-name="P10">Часть <text:span text:style-name="T3">I</text:span></text:p>
      <text:p text:style-name="P10"/>
      <text:p text:style-name="P2"/>
      <text:p text:style-name="P3">Исполнитель: ст. группы ИВТ460</text:p>
      <text:p text:style-name="P3">Рясков А.С.___________</text:p>
      <text:p text:style-name="P3">Валовой М.Ю.___________</text:p>
      <text:p text:style-name="P3"/>
      <text:p text:style-name="P3"/>
      <text:p text:style-name="P3">Преподаватель:</text:p>
      <text:p text:style-name="P3"><text:s/>к.т.н., доц., Сычев О.А.____________</text:p>
      <text:p text:style-name="P3"/>
      <text:p text:style-name="P3"/>
      <text:p text:style-name="P3"/>
      <text:p text:style-name="P3"/>
      <text:p text:style-name="P2"><text:soft-page-break/>Волгоград 2011</text:p>
      <text:p text:style-name="P10">Содержание</text:p>
      <text:p text:style-name="P10"/>
      <text:p text:style-name="P4">Описание синтаксиса и семантики Кумир.............................................................3</text:p>
      <text:p text:style-name="P4">Пример программы на Кумир, с использованием</text:p>
      <text:p text:style-name="P4">реализованных возможностей.................................................................................6</text:p>
      <text:p text:style-name="P4">Зоны ответственности разработчиков....................................................................7</text:p>
      <text:p text:style-name="P4">Таблица лексемм.......................................................................................................8</text:p>
      <text:p text:style-name="P4">Грамматика языка.....................................................................................................13</text:p>
      <text:p text:style-name="P4">Перечень и описание таблиц, создаваемых на этапе семантического анализа..18</text:p>
      <text:p text:style-name="P4">Выводы......................................................................................................................19</text:p>
      <text:p text:style-name="P4">Приложение А. Исходные коды классов строк таблиц семантики......................2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Описание синтаксиса и семантики Кумир</text:p>
      <text:p text:style-name="P4"><text:tab/>Кумир - <text:s/>это АЛГОЛо-подобный интерпретируемый процедурный язык программирования со статической типизацией. </text:p>
      <text:p text:style-name="P4">Основные синтаксические единицы:</text:p>
      <text:list text:style-name="L1">
        <text:list-item>
          <text:p text:style-name="P46">Функции </text:p>
        </text:list-item>
        <text:list-item>
          <text:p text:style-name="P46">Процедуры</text:p>
        </text:list-item>
        <text:list-item>
          <text:p text:style-name="P46">Переменные</text:p>
        </text:list-item>
        <text:list-item>
          <text:p text:style-name="P46">Функции ввода/вывода на консоль</text:p>
        </text:list-item>
        <text:list-item>
          <text:p text:style-name="P46">Константы (строковые, символьные, числовые)</text:p>
        </text:list-item>
        <text:list-item>
          <text:p text:style-name="P46">Арифметические операции</text:p>
        </text:list-item>
        <text:list-item>
          <text:p text:style-name="P46">Массивы (любого количества измерений)</text:p>
        </text:list-item>
      </text:list>
      <text:p text:style-name="P4"/>
      <text:p text:style-name="P5">Функции:</text:p>
      <text:p text:style-name="P4"><text:tab/>Функция - это отдельная система, на вход которой может поступать произвольное чисто значений (аргументов), а на выходе, в результате операций, определённых в теле функции, должно формироваться выходное значение, передаваемое в место вызова. В Кумир реализован подход <text:span text:style-name="T3">Pascal'</text:span>я<text:span text:style-name="T3"> </text:span>к определению возвращаемого значения функции — в отличии от С-подобных языков здесь выходное значение присваивается особой переменной «знач». Если число параметров равно нулю, то скобки не ставятся ни при вызове, ни при определении.</text:p>
      <text:p text:style-name="P4">Пример функции на языке Кумир:</text:p>
      <text:p text:style-name="P31">алг цел ПоискМаксимума(арг цел ПервоеЧисло, ВтороеЧисло)</text:p>
      <text:p text:style-name="P31">нач</text:p>
      <text:p text:style-name="P31"><text:soft-page-break/>если ПервоеЧисло <text:span text:style-name="T3">&gt; </text:span>ВтороеЧисло то<text:span text:style-name="T3"> </text:span></text:p>
      <text:p text:style-name="P31"><text:s text:c="2"/>знач:<text:span text:style-name="T3">= </text:span>ПервоеЧисло</text:p>
      <text:p text:style-name="P31">иначе</text:p>
      <text:p text:style-name="P31"><text:s text:c="2"/>знач:<text:span text:style-name="T3">= </text:span>ВтороеЧисло</text:p>
      <text:p text:style-name="P31">кон</text:p>
      <text:p text:style-name="P5">Процедуры:</text:p>
      <text:p text:style-name="P4"><text:tab/>Процедура — это отдельная система, на вход которой может поступать произвольное количество аргументов, для выполнения некоторых операций в теле, но, в отличии от функции, процедура не возвращает значения. Если число параметров равно нулю, то скобки не ставятся ни при вызове, ни при определении.</text:p>
      <text:p text:style-name="P4">Пример процедуры на языке Кумир:</text:p>
      <text:p text:style-name="P31">алг Вывод<text:span text:style-name="T3">ASCII</text:span>Графики</text:p>
      <text:p text:style-name="P31">нач</text:p>
      <text:p text:style-name="P31">вывод "(\___/)",нс</text:p>
      <text:p text:style-name="P31">вывод "(='.'=)"</text:p>
      <text:p text:style-name="P31">вывод нс</text:p>
      <text:p text:style-name="P31">вывод "(')_(')",нс,нс</text:p>
      <text:p text:style-name="P31">кон</text:p>
      <text:p text:style-name="P4"/>
      <text:p text:style-name="P5">Переменные:</text:p>
      <text:p text:style-name="P4"><text:tab/>Переменные могут быть двух типов — атомарные и табличные. Атомарные типы:</text:p>
      <text:list text:style-name="L2">
        <text:list-item>
          <text:p text:style-name="P47">цел <text:span text:style-name="T3">(</text:span>целое число от -2 147 483 647 по 2 147 483 646<text:span text:style-name="T3">)</text:span></text:p>
        </text:list-item>
        <text:list-item>
          <text:p text:style-name="P47">вещ (вещественное число от 1.797693 х 10 <text:span text:style-name="T5">-308 <text:s/></text:span>по <text:s/>1.797693 х 10 <text:span text:style-name="T5">308)</text:span></text:p>
        </text:list-item>
        <text:list-item>
          <text:p text:style-name="P47">лог (логическая константа - «да» или «нет»)</text:p>
        </text:list-item>
        <text:list-item>
          <text:p text:style-name="P47">лит (строка, состоящая из допустимых символов)</text:p>
        </text:list-item>
        <text:list-item>
          <text:p text:style-name="P47">сим (латинский или кириллический символ, цифры, <text:s/>коммерческое <text:span text:style-name="T3">at, </text:span>нижнее <text:soft-page-break/>подчеркивание)</text:p>
        </text:list-item>
      </text:list>
      <text:p text:style-name="P4"/>
      <text:p text:style-name="P4"/>
      <text:p text:style-name="P4"/>
      <text:p text:style-name="P4"/>
      <text:p text:style-name="P4"/>
      <text:p text:style-name="P4">Табличные типы<text:span text:style-name="T3">:</text:span></text:p>
      <text:list text:style-name="L3">
        <text:list-item>
          <text:p text:style-name="P48">целтаб (массив целых чисел)</text:p>
        </text:list-item>
        <text:list-item>
          <text:p text:style-name="P48">вещтаб (массив вещественных чисел)</text:p>
        </text:list-item>
        <text:list-item>
          <text:p text:style-name="P48">логтаб (массив логических величин)</text:p>
        </text:list-item>
        <text:list-item>
          <text:p text:style-name="P48">литтаб (массив строковых величин)</text:p>
        </text:list-item>
        <text:list-item>
          <text:p text:style-name="P48">симтаб (массив символьных величин)</text:p>
        </text:list-item>
      </text:list>
      <text:p text:style-name="P4"><text:tab/>Объявление и определение переменной разнесены, то есть нельзя определить значение переменной при объявлении.</text:p>
      <text:p text:style-name="P4"/>
      <text:p text:style-name="P5">Функции ввода/вывода с/на консоль:</text:p>
      <text:p text:style-name="P4">Есть возможность ввести/вывести любое значение атомарного типа.</text:p>
      <text:p text:style-name="P4"/>
      <text:p text:style-name="P4">Пример ввода/вывода:</text:p>
      <text:p text:style-name="P32">цел а</text:p>
      <text:p text:style-name="P32">а:<text:span text:style-name="T3">=7</text:span></text:p>
      <text:p text:style-name="P32">вывод а</text:p>
      <text:p text:style-name="P32"/>
      <text:p text:style-name="P32">вывод <text:span text:style-name="T3">«HelloWorld!»</text:span></text:p>
      <text:p text:style-name="P33"/>
      <text:p text:style-name="P32">цел <text:span text:style-name="T3">val</text:span></text:p>
      <text:p text:style-name="P32">ввод <text:span text:style-name="T3">val</text:span> </text:p>
      <text:p text:style-name="P4"><text:soft-page-break/></text:p>
      <text:p text:style-name="P5">Арифметические операции:</text:p>
      <text:p text:style-name="P6">Список арифметических операций, присутствующих в языке:</text:p>
      <text:p text:style-name="P6">«+» - сложение, применяется для целых и вещественных чисел</text:p>
      <text:p text:style-name="P6">«-» - вычитание, применяется для целых и вещественных чисел</text:p>
      <text:p text:style-name="P6">«*» - умножение, применяется для целых и вещественных чисел</text:p>
      <text:p text:style-name="P6">«/» - деление, применяется для целых и вещественных чисел</text:p>
      <text:p text:style-name="P6">«**» - возведение в степень — применяется для целых и вещественных чисел</text:p>
      <text:p text:style-name="P6">Примеры арифметических операций</text:p>
      <text:p text:style-name="P6"/>
      <text:p text:style-name="P16">вещ а,б</text:p>
      <text:p text:style-name="P16">цел я,ю</text:p>
      <text:p text:style-name="P16">цел результатЦел</text:p>
      <text:p text:style-name="P16">вещ результатВещ</text:p>
      <text:p text:style-name="P16"/>
      <text:p text:style-name="P16">результатЦел:<text:span text:style-name="T3">=</text:span>я*ю</text:p>
      <text:p text:style-name="P16">результатВещ:<text:span text:style-name="T3">=</text:span>а*б</text:p>
      <text:p text:style-name="P15"/>
      <text:p text:style-name="P14">Пример программы на Кумире</text:p>
      <text:p text:style-name="P34">алг главная</text:p>
      <text:p text:style-name="P34">нач</text:p>
      <text:p text:style-name="P36"><text:s text:c="2"/>цел переменная</text:p>
      <text:p text:style-name="P36"><text:s text:c="2"/>целтаб arr[1:10]</text:p>
      <text:p text:style-name="P36"><text:s text:c="2"/>arr[1]:=5</text:p>
      <text:p text:style-name="P36"><text:s text:c="2"/>arr[2]:=3</text:p>
      <text:p text:style-name="P36"><text:s text:c="2"/>arr[3]:=18</text:p>
      <text:p text:style-name="P36"><text:s text:c="2"/>arr[4]:=22</text:p>
      <text:p text:style-name="P36"><text:s text:c="2"/>arr[5]:=1</text:p>
      <text:p text:style-name="P36"><text:s text:c="2"/>arr[6]:=844</text:p>
      <text:p text:style-name="P36"><text:s text:c="2"/>arr[7]:=80</text:p>
      <text:p text:style-name="P36"><text:s text:c="2"/>arr[8]:=56</text:p>
      <text:p text:style-name="P36"><text:soft-page-break/><text:s text:c="2"/>arr[9]:=13</text:p>
      <text:p text:style-name="P36"><text:s text:c="2"/>arr[10]:=700</text:p>
      <text:p text:style-name="P36"><text:s text:c="2"/>переменная:=arr[1]+arr[2]+arr[3]+arr[4]+arr[5]+arr[6]+arr[7]+</text:p>
      <text:p text:style-name="P36"><text:s text:c="12"/>arr[8]+arr[9]+arr[10]</text:p>
      <text:p text:style-name="P36"><text:s text:c="2"/>вывод переменная</text:p>
      <text:p text:style-name="P34">кон</text:p>
      <text:p text:style-name="P34"/>
      <text:p text:style-name="P34">Вывод программы:</text:p>
      <text:p text:style-name="P35">1742</text:p>
      <text:p text:style-name="P10">Зоны ответственности разработчиков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2">Возможность</text:p>
            </table:table-cell>
            <table:table-cell table:style-name="Table1.A1" office:value-type="string">
              <text:p text:style-name="P22">Вес</text:p>
            </table:table-cell>
            <table:table-cell table:style-name="Table1.A1" office:value-type="string">
              <text:p text:style-name="P22">Присутствие в языке</text:p>
            </table:table-cell>
            <table:table-cell table:style-name="Table1.D1" office:value-type="string">
              <text:p text:style-name="P22">Кто реализует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4">Встроенные типы данных (целые числа (один тип), символы, строки (если есть в языке как самостоятельный тип)), переменные</text:p>
          </table:table-cell>
          <table:table-cell table:style-name="Table1.B2" office:value-type="float" office:value="3">
            <text:p text:style-name="P24">3</text:p>
          </table:table-cell>
          <table:table-cell table:style-name="Table1.A1" office:value-type="string">
            <text:p text:style-name="P21">Присутствуют целые, дробные, символьные, строковые константы.</text:p>
            <text:p text:style-name="P21">Типизация статическая.</text:p>
          </table:table-cell>
          <table:table-cell table:style-name="Table1.D1" office:value-type="string">
            <text:p text:style-name="P21">Рясков</text:p>
          </table:table-cell>
        </table:table-row>
        <table:table-row table:style-name="Table1.1">
          <table:table-cell table:style-name="Table1.A1" office:value-type="string">
            <text:p text:style-name="P24">Массивы</text:p>
            <text:p text:style-name="P25"/>
            <text:p text:style-name="P25"/>
          </table:table-cell>
          <table:table-cell table:style-name="Table1.B2" office:value-type="float" office:value="3">
            <text:p text:style-name="P24">3</text:p>
          </table:table-cell>
          <table:table-cell table:style-name="Table1.A1" office:value-type="string">
            <text:p text:style-name="P24"/>
            <text:p text:style-name="P24">Присутствуют. <text:s/></text:p>
            <text:p text:style-name="P24">В качестве индексов могут выступать только целые числа. </text:p>
            <text:p text:style-name="P24"/>
          </table:table-cell>
          <table:table-cell table:style-name="Table1.D1" office:value-type="string">
            <text:p text:style-name="P24">Рясков</text:p>
          </table:table-cell>
        </table:table-row>
        <table:table-row table:style-name="Table1.1">
          <table:table-cell table:style-name="Table1.A1" office:value-type="string">
            <text:p text:style-name="P24">Числовые, символьные, строковые константы <text:s/></text:p>
            <text:p text:style-name="P23"/>
          </table:table-cell>
          <table:table-cell table:style-name="Table1.B2" office:value-type="float" office:value="2">
            <text:p text:style-name="P26">2</text:p>
          </table:table-cell>
          <table:table-cell table:style-name="Table1.A1" office:value-type="string">
            <text:p text:style-name="P24">Строки/символы могут заключаться как в двойные, так и в одинарные кавычки. При этом разрешается использовать кавычки противоположного типа внутри строки.</text:p>
          </table:table-cell>
          <table:table-cell table:style-name="Table1.D1" office:value-type="string">
            <text:p text:style-name="P21">Валовой</text:p>
          </table:table-cell>
        </table:table-row>
        <table:table-row table:style-name="Table1.1">
          <table:table-cell table:style-name="Table1.A1" office:value-type="string">
            <text:p text:style-name="P24">Выражения с использованием арифметических операций, операций сравнения и присваивания</text:p>
          </table:table-cell>
          <table:table-cell table:style-name="Table1.B2" office:value-type="float" office:value="3">
            <text:p text:style-name="P24">3</text:p>
          </table:table-cell>
          <table:table-cell table:style-name="Table1.A1" office:value-type="string">
            <text:p text:style-name="P24">Присутствует стандартный набор арифметических операций <text:s/>+ операция возведения в степень «**». </text:p>
          </table:table-cell>
          <table:table-cell table:style-name="Table1.D1" office:value-type="string">
            <text:p text:style-name="P21">Рясков</text:p>
          </table:table-cell>
        </table:table-row>
        <table:table-row table:style-name="Table1.1">
          <table:table-cell table:style-name="Table1.A1" office:value-type="string">
            <text:p text:style-name="P24">Управляющие структуры: развилки</text:p>
            <text:p text:style-name="P23"/>
          </table:table-cell>
          <table:table-cell table:style-name="Table1.B2" office:value-type="float" office:value="2">
            <text:p text:style-name="P24">2</text:p>
          </table:table-cell>
          <table:table-cell table:style-name="Table1.A1" office:value-type="string">
            <text:p text:style-name="P21">Присутствуют. Есть аналог <text:span text:style-name="T3">“Switch-case”.</text:span></text:p>
          </table:table-cell>
          <table:table-cell table:style-name="Table1.D1" office:value-type="string">
            <text:p text:style-name="P24">Валовой</text:p>
          </table:table-cell>
        </table:table-row>
        <table:table-row table:style-name="Table1.1">
          <table:table-cell table:style-name="Table1.A1" office:value-type="string">
            <text:p text:style-name="P24">Управляющие структуры: циклы</text:p>
            <text:p text:style-name="P23"/>
            <text:p text:style-name="P23"/>
          </table:table-cell>
          <table:table-cell table:style-name="Table1.B2" office:value-type="float" office:value="2">
            <text:p text:style-name="P24">2</text:p>
          </table:table-cell>
          <table:table-cell table:style-name="Table1.A1" office:value-type="string">
            <text:p text:style-name="P24">Есть циклы с пред- и пост-условиями. Присутствует аналог <text:span text:style-name="T3">for.</text:span></text:p>
          </table:table-cell>
          <table:table-cell table:style-name="Table1.D1" office:value-type="string">
            <text:p text:style-name="P21">Валовой</text:p>
          </table:table-cell>
        </table:table-row>
        <table:table-row table:style-name="Table1.1">
          <table:table-cell table:style-name="Table1.A1" office:value-type="string">
            <text:p text:style-name="P24">Функции (процедуры)</text:p>
            <text:p text:style-name="P25"/>
            <text:p text:style-name="P25"/>
          </table:table-cell>
          <table:table-cell table:style-name="Table1.B2" office:value-type="float" office:value="3">
            <text:p text:style-name="P24">3</text:p>
          </table:table-cell>
          <table:table-cell table:style-name="Table1.A1" office:value-type="string">
            <text:p text:style-name="P24">Присутствуют. Функции/процедуры могут не иметь параметров, в таком случае <text:soft-page-break/>они вызываются и описываются без скобок. В списке параметров каждый параметр <text:s/>имеет вид «арг <text:span text:style-name="T4">&lt;тип&gt; </text:span><text:span text:style-name="T3">&lt;</text:span><text:span text:style-name="T4">имя</text:span><text:span text:style-name="T3">&gt;</text:span><text:span text:style-name="T4">».</text:span></text:p>
          </table:table-cell>
          <table:table-cell table:style-name="Table1.D1" office:value-type="string">
            <text:p text:style-name="P24"/>
            <text:p text:style-name="P24"/>
            <text:p text:style-name="P24"/>
            <text:p text:style-name="P24"><text:soft-page-break/>Рясков</text:p>
          </table:table-cell>
        </table:table-row>
        <table:table-row table:style-name="Table1.1">
          <table:table-cell table:style-name="Table1.A1" office:value-type="string">
            <text:p text:style-name="P24">Классы/функции для работы с консолью (ввод/вывод)</text:p>
            <text:p text:style-name="P23"/>
          </table:table-cell>
          <table:table-cell table:style-name="Table1.A1" office:value-type="string">
            <text:p text:style-name="P24">1 (из 2)</text:p>
          </table:table-cell>
          <table:table-cell table:style-name="Table1.A1" office:value-type="string">
            <text:p text:style-name="P24">Присутствуют. Есть возможность выводить/вводить любой атомарный тип данных.</text:p>
          </table:table-cell>
          <table:table-cell table:style-name="Table1.D1" office:value-type="string">
            <text:p text:style-name="P21">Рясков</text:p>
            <text:p text:style-name="P21">(Вывод)</text:p>
            <text:p text:style-name="P21">/</text:p>
            <text:p text:style-name="P21">Валовой</text:p>
            <text:p text:style-name="P21">(ввод)</text:p>
          </table:table-cell>
        </table:table-row>
        <table:table-row table:style-name="Table1.1">
          <table:table-cell table:style-name="Table1.A1" office:value-type="string">
            <text:p text:style-name="P24">Переменные, константы и операции (арифметические, сравнения, присваивания) для чисел с плавающей точкой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Присутсвуют. Набор операций аналогичен набору операций с целочисленными величинами.</text:p>
          </table:table-cell>
          <table:table-cell table:style-name="Table1.D1" office:value-type="string">
            <text:p text:style-name="P24"/>
            <text:p text:style-name="P24">Валовой</text:p>
          </table:table-cell>
        </table:table-row>
        <table:table-row table:style-name="Table1.1">
          <table:table-cell table:style-name="Table1.A1" office:value-type="string">
            <text:p text:style-name="P24"/>
            <text:p text:style-name="P24">Логические операции </text:p>
            <text:p text:style-name="P23">(И, ИЛИ, НЕ)</text:p>
            <text:p text:style-name="P23"/>
          </table:table-cell>
          <table:table-cell table:style-name="Table1.A1" office:value-type="string">
            <text:p text:style-name="P24"/>
            <text:p text:style-name="P24">1</text:p>
          </table:table-cell>
          <table:table-cell table:style-name="Table1.A1" office:value-type="string">
            <text:p text:style-name="P24"/>
            <text:p text:style-name="P24">Присутствуют.</text:p>
          </table:table-cell>
          <table:table-cell table:style-name="Table1.D1" office:value-type="string">
            <text:p text:style-name="P24"/>
            <text:p text:style-name="P24">Валовой</text:p>
          </table:table-cell>
        </table:table-row>
        <table:table-row table:style-name="Table1.1">
          <table:table-cell table:style-name="Table1.A1" office:value-type="string">
            <text:p text:style-name="P24">Операции над строками, их участие в выражения</text:p>
            <text:p text:style-name="P23"/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Есть возможность склейки строк, реализации отсечений <text:span text:style-name="T3">(slices) </text:span><text:span text:style-name="T4">строк</text:span><text:span text:style-name="T3">, </text:span><text:span text:style-name="T4">подобно </text:span><text:span text:style-name="T3">python'</text:span><text:span text:style-name="T4">овским.</text:span></text:p>
          </table:table-cell>
          <table:table-cell table:style-name="Table1.D1" office:value-type="string">
            <text:p text:style-name="P24">Валовой</text:p>
          </table:table-cell>
        </table:table-row>
      </table:table>
      <text:p text:style-name="P4"/>
      <text:p text:style-name="P4"/>
      <text:p text:style-name="P4"/>
      <text:p text:style-name="P10">Таблица лексемм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40">Вид лексемы</text:p>
            </table:table-cell>
            <table:table-cell table:style-name="Table2.A1" office:value-type="string">
              <text:p text:style-name="P40">Лексема</text:p>
            </table:table-cell>
            <table:table-cell table:style-name="Table2.C1" office:value-type="string">
              <text:p text:style-name="P40">Описание</text:p>
            </table:table-cell>
          </table:table-row>
        </table:table-header-rows>
        <table:table-row table:style-name="Table2.2">
          <table:table-cell table:style-name="Table2.A2" table:number-rows-spanned="39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Ключевые слова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Ключевые слова</text:p>
          </table:table-cell>
          <table:table-cell table:style-name="Table2.A2" office:value-type="string">
            <text:p text:style-name="P41">алг</text:p>
          </table:table-cell>
          <table:table-cell table:style-name="Table2.C2" office:value-type="string">
            <text:p text:style-name="P41">Заголовок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арг</text:p>
          </table:table-cell>
          <table:table-cell table:style-name="Table2.C2" office:value-type="string">
            <text:p text:style-name="P41">Метка аргумент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ввод</text:p>
          </table:table-cell>
          <table:table-cell table:style-name="Table2.C2" office:value-type="string">
            <text:p text:style-name="P41">Ввод значения из консо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вещ</text:p>
          </table:table-cell>
          <table:table-cell table:style-name="Table2.C2" office:value-type="string">
            <text:p text:style-name="P41">Число с плавающей точкой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вещтаб</text:p>
          </table:table-cell>
          <table:table-cell table:style-name="Table2.C2" office:value-type="string">
            <text:p text:style-name="P41">Объявление массива элементов вещ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все</text:p>
          </table:table-cell>
          <table:table-cell table:style-name="Table2.C2" office:value-type="string">
            <text:p text:style-name="P41">Завершение условия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выбор</text:p>
          </table:table-cell>
          <table:table-cell table:style-name="Table2.C2" office:value-type="string">
            <text:p text:style-name="P41">Множественный выбор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вывод</text:p>
          </table:table-cell>
          <table:table-cell table:style-name="Table2.C2" office:value-type="string">
            <text:p text:style-name="P41">Вывод значения на экран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выход</text:p>
          </table:table-cell>
          <table:table-cell table:style-name="Table2.C2" office:value-type="string">
            <text:p text:style-name="P41">Выход из программы или аналог <text:span text:style-name="T3">break </text:span><text:span text:style-name="T4">для цикла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да</text:p>
          </table:table-cell>
          <table:table-cell table:style-name="Table2.C2" office:value-type="string">
            <text:p text:style-name="P41">Булевый литерал «истина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для</text:p>
          </table:table-cell>
          <table:table-cell table:style-name="Table2.C2" office:value-type="string">
            <text:p text:style-name="P41">Начало цикла с границами <text:span text:style-name="T3">(for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до</text:p>
          </table:table-cell>
          <table:table-cell table:style-name="Table2.C2" office:value-type="string">
            <text:p text:style-name="P41">Ограничение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если</text:p>
          </table:table-cell>
          <table:table-cell table:style-name="Table2.C2" office:value-type="string">
            <text:p text:style-name="P41">Условная конструкция <text:s/><text:span text:style-name="T3">(if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знач</text:p>
          </table:table-cell>
          <table:table-cell table:style-name="Table2.C2" office:value-type="string">
            <text:p text:style-name="P41">Результат функци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и</text:p>
          </table:table-cell>
          <table:table-cell table:style-name="Table2.C2" office:value-type="string">
            <text:p text:style-name="P41">Логическая операция 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или</text:p>
          </table:table-cell>
          <table:table-cell table:style-name="Table2.C2" office:value-type="string">
            <text:p text:style-name="P41">Логическая операция И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иначе</text:p>
          </table:table-cell>
          <table:table-cell table:style-name="Table2.C2" office:value-type="string">
            <text:p text:style-name="P41">Конструкция, выполняющая свой код при невыполнении условия в блоке «если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кон</text:p>
          </table:table-cell>
          <table:table-cell table:style-name="Table2.C2" office:value-type="string">
            <text:p text:style-name="P41">Конец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кц</text:p>
          </table:table-cell>
          <table:table-cell table:style-name="Table2.C2" office:value-type="string">
            <text:p text:style-name="P42">Конец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1">кц_при</text:p>
          </table:table-cell>
          <table:table-cell table:style-name="Table2.C2" office:value-type="string">
            <text:p text:style-name="P41">Завершение <text:span text:style-name="T3">цикла</text:span> <text:span text:style-name="T3">(Repeat-</text:span><text:span text:style-name="T3">Until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лит</text:p>
          </table:table-cell>
          <table:table-cell table:style-name="Table2.C2" office:value-type="string">
            <text:p text:style-name="P41">Строк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литтаб</text:p>
          </table:table-cell>
          <table:table-cell table:style-name="Table2.C2" office:value-type="string">
            <text:p text:style-name="P41">Объявление массива элементов лит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лог</text:p>
          </table:table-cell>
          <table:table-cell table:style-name="Table2.C2" office:value-type="string">
            <text:p text:style-name="P41">Логическая переменная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логтаб</text:p>
          </table:table-cell>
          <table:table-cell table:style-name="Table2.C2" office:value-type="string">
            <text:p text:style-name="P41">Объявление массива элементов лог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нач</text:p>
          </table:table-cell>
          <table:table-cell table:style-name="Table2.C2" office:value-type="string">
            <text:p text:style-name="P41">Начать выполнение алгоритм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не</text:p>
          </table:table-cell>
          <table:table-cell table:style-name="Table2.C2" office:value-type="string">
            <text:p text:style-name="P41">Логическая операция НЕ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нет</text:p>
          </table:table-cell>
          <table:table-cell table:style-name="Table2.C2" office:value-type="string">
            <text:p text:style-name="P41">Булевый литерал «ложь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нс</text:p>
          </table:table-cell>
          <table:table-cell table:style-name="Table2.C2" office:value-type="string">
            <text:p text:style-name="P41">Перевод строки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нц</text:p>
          </table:table-cell>
          <table:table-cell table:style-name="Table2.C2" office:value-type="string">
            <text:p text:style-name="P41">Начало цикл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от</text:p>
          </table:table-cell>
          <table:table-cell table:style-name="Table2.C2" office:value-type="string">
            <text:p text:style-name="P41">Левая граница цикла <text:span text:style-name="T3">(for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пока</text:p>
          </table:table-cell>
          <table:table-cell table:style-name="Table2.C2" office:value-type="string">
            <text:p text:style-name="P42">Условие продолжения цикла <text:span text:style-name="T3">(while)</text:span>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при</text:p>
          </table:table-cell>
          <table:table-cell table:style-name="Table2.C2" office:value-type="string">
            <text:p text:style-name="P42">Выбор некоторого значения в конструкции мн. выбор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раз</text:p>
          </table:table-cell>
          <table:table-cell table:style-name="Table2.C2" office:value-type="string">
            <text:p text:style-name="P41">Количество итераций цикла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сим</text:p>
          </table:table-cell>
          <table:table-cell table:style-name="Table2.C2" office:value-type="string">
            <text:p text:style-name="P41">Симво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симтаб</text:p>
          </table:table-cell>
          <table:table-cell table:style-name="Table2.C2" office:value-type="string">
            <text:p text:style-name="P41">Объявление массива элементов сим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то</text:p>
          </table:table-cell>
          <table:table-cell table:style-name="Table2.C2" office:value-type="string">
            <text:p text:style-name="P41">Часть условной конструкции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цел</text:p>
          </table:table-cell>
          <table:table-cell table:style-name="Table2.C2" office:value-type="string">
            <text:p text:style-name="P41">Целое число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целтаб</text:p>
          </table:table-cell>
          <table:table-cell table:style-name="Table2.C2" office:value-type="string">
            <text:p text:style-name="P41">Объявление массива элементов цел</text:p>
          </table:table-cell>
        </table:table-row>
        <table:table-row table:style-name="Table2.22">
          <table:covered-table-cell/>
          <table:table-cell table:style-name="Table2.A2" office:value-type="string">
            <text:p text:style-name="P41">шаг</text:p>
          </table:table-cell>
          <table:table-cell table:style-name="Table2.C2" office:value-type="string">
            <text:p text:style-name="P41">Значения инкремента счётчика в цикле <text:span text:style-name="T3">(for)</text:span></text:p>
          </table:table-cell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0">Вид лексемы</text:p>
          </table:table-cell>
          <table:table-cell table:style-name="Table3.A1" office:value-type="string">
            <text:p text:style-name="P40">Лексема</text:p>
          </table:table-cell>
          <table:table-cell table:style-name="Table3.C1" office:value-type="string">
            <text:p text:style-name="P40">Описание</text:p>
          </table:table-cell>
        </table:table-row>
        <table:table-row>
          <table:table-cell table:style-name="Table3.A2" table:number-rows-spanned="18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Опера<text:span text:style-name="T4">ции</text:span></text:p>
          </table:table-cell>
          <table:table-cell table:style-name="Table3.A2" office:value-type="string">
            <text:p text:style-name="P44">+</text:p>
          </table:table-cell>
          <table:table-cell table:style-name="Table3.C2" office:value-type="string">
            <text:p text:style-name="P42">Операция сложения</text:p>
          </table:table-cell>
        </table:table-row>
        <table:table-row>
          <table:covered-table-cell/>
          <table:table-cell table:style-name="Table3.A2" office:value-type="string">
            <text:p text:style-name="P44">-</text:p>
          </table:table-cell>
          <table:table-cell table:style-name="Table3.C2" office:value-type="string">
            <text:p text:style-name="P41">Операция вычитания</text:p>
          </table:table-cell>
        </table:table-row>
        <table:table-row>
          <table:covered-table-cell/>
          <table:table-cell table:style-name="Table3.A2" office:value-type="string">
            <text:p text:style-name="P41">*</text:p>
          </table:table-cell>
          <table:table-cell table:style-name="Table3.C2" office:value-type="string">
            <text:p text:style-name="P41">Операция умножения</text:p>
          </table:table-cell>
        </table:table-row>
        <table:table-row>
          <table:covered-table-cell/>
          <table:table-cell table:style-name="Table3.A2" office:value-type="string">
            <text:p text:style-name="P41">/</text:p>
          </table:table-cell>
          <table:table-cell table:style-name="Table3.C2" office:value-type="string">
            <text:p text:style-name="P41">Операция деления</text:p>
          </table:table-cell>
        </table:table-row>
        <table:table-row>
          <table:covered-table-cell/>
          <table:table-cell table:style-name="Table3.A2" office:value-type="string">
            <text:p text:style-name="P41">**</text:p>
          </table:table-cell>
          <table:table-cell table:style-name="Table3.C2" office:value-type="string">
            <text:p text:style-name="P41">Операция возведения в степень</text:p>
          </table:table-cell>
        </table:table-row>
        <table:table-row>
          <table:covered-table-cell/>
          <table:table-cell table:style-name="Table3.A2" office:value-type="string">
            <text:p text:style-name="P41">:=</text:p>
          </table:table-cell>
          <table:table-cell table:style-name="Table3.C2" office:value-type="string">
            <text:p text:style-name="P41">Операция присваивания</text:p>
          </table:table-cell>
        </table:table-row>
        <table:table-row>
          <table:covered-table-cell/>
          <table:table-cell table:style-name="Table3.A2" office:value-type="string">
            <text:p text:style-name="P41">=</text:p>
          </table:table-cell>
          <table:table-cell table:style-name="Table3.C2" office:value-type="string">
            <text:p text:style-name="P41">Операция равенства</text:p>
          </table:table-cell>
        </table:table-row>
        <table:table-row>
          <table:covered-table-cell/>
          <table:table-cell table:style-name="Table3.A2" office:value-type="string">
            <text:p text:style-name="P44">&lt;&gt;</text:p>
          </table:table-cell>
          <table:table-cell table:style-name="Table3.C2" office:value-type="string">
            <text:p text:style-name="P41">Операция неравенства</text:p>
          </table:table-cell>
        </table:table-row>
        <table:table-row>
          <table:covered-table-cell/>
          <table:table-cell table:style-name="Table3.A2" office:value-type="string">
            <text:p text:style-name="P44">&lt;</text:p>
          </table:table-cell>
          <table:table-cell table:style-name="Table3.C2" office:value-type="string">
            <text:p text:style-name="P41">Операция «Меньше»</text:p>
          </table:table-cell>
        </table:table-row>
        <table:table-row>
          <table:covered-table-cell/>
          <table:table-cell table:style-name="Table3.A2" office:value-type="string">
            <text:p text:style-name="P44">&gt;</text:p>
          </table:table-cell>
          <table:table-cell table:style-name="Table3.C2" office:value-type="string">
            <text:p text:style-name="P41">Операция «Больше»</text:p>
          </table:table-cell>
        </table:table-row>
        <table:table-row>
          <table:covered-table-cell/>
          <table:table-cell table:style-name="Table3.A2" office:value-type="string">
            <text:p text:style-name="P44">&lt;=</text:p>
          </table:table-cell>
          <table:table-cell table:style-name="Table3.C2" office:value-type="string">
            <text:p text:style-name="P41">Операция «Меньше или равно»</text:p>
          </table:table-cell>
        </table:table-row>
        <table:table-row>
          <table:covered-table-cell/>
          <table:table-cell table:style-name="Table3.A2" office:value-type="string">
            <text:p text:style-name="P44">&gt;=</text:p>
          </table:table-cell>
          <table:table-cell table:style-name="Table3.C2" office:value-type="string">
            <text:p text:style-name="P41">Операция «Больше или равно»</text:p>
          </table:table-cell>
        </table:table-row>
        <table:table-row table:style-name="Table3.14">
          <table:covered-table-cell/>
          <table:table-cell table:style-name="Table3.A2" office:value-type="string">
            <text:p text:style-name="P44">[</text:p>
          </table:table-cell>
          <table:table-cell table:style-name="Table3.C2" table:number-rows-spanned="2" office:value-type="string">
            <text:p text:style-name="P41">Операция «Квадратные скобки». Взятие значения массива или строки.</text:p>
          </table:table-cell>
        </table:table-row>
        <table:table-row>
          <table:covered-table-cell/>
          <table:table-cell table:style-name="Table3.A2" office:value-type="string">
            <text:p text:style-name="P44">]</text:p>
          </table:table-cell>
          <table:covered-table-cell/>
        </table:table-row>
        <table:table-row table:style-name="Table3.16">
          <table:covered-table-cell/>
          <table:table-cell table:style-name="Table3.A2" office:value-type="string">
            <text:p text:style-name="P44"/>
            <text:p text:style-name="P44"/>
            <text:p text:style-name="P44">(</text:p>
            <text:p text:style-name="P44"/>
          </table:table-cell>
          <table:table-cell table:style-name="Table3.C2" table:number-rows-spanned="2" office:value-type="string">
            <text:p text:style-name="P42">Операция «Круглые скобки». Идут после лексемы идентификатора.</text:p>
            <text:p text:style-name="P42">Содержат список аргументов функции. Также участвуют в выражениях, для изменения приоритета выполнения операций.</text:p>
          </table:table-cell>
        </table:table-row>
        <table:table-row>
          <table:covered-table-cell/>
          <table:table-cell table:style-name="Table3.A2" office:value-type="string">
            <text:p text:style-name="P44"/>
            <text:p text:style-name="P44">)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44"/>
            <text:p text:style-name="P44">:</text:p>
          </table:table-cell>
          <table:table-cell table:style-name="Table3.C2" office:value-type="string">
            <text:p text:style-name="P41">Операция «Двоеточие». Указание диапазонов значений (для массива и среза строки).</text:p>
          </table:table-cell>
        </table:table-row>
        <table:table-row>
          <table:covered-table-cell/>
          <table:table-cell table:style-name="Table3.A2" office:value-type="string">
            <text:p text:style-name="P44"/>
            <text:p text:style-name="P44">,</text:p>
          </table:table-cell>
          <table:table-cell table:style-name="Table3.C2" office:value-type="string">
            <text:p text:style-name="P41">Операция «Запятая». Разделитель при перечислении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3">Вид лексемы</text:p>
          </table:table-cell>
          <table:table-cell table:style-name="Table4.A1" office:value-type="string">
            <text:p text:style-name="P40">Лексема</text:p>
          </table:table-cell>
          <table:table-cell table:style-name="Table4.C1" office:value-type="string">
            <text:p text:style-name="P40">Описание</text:p>
          </table:table-cell>
        </table:table-row>
        <table:table-row>
          <table:table-cell table:style-name="Table4.A2" table:number-rows-spanned="5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Литералы</text:p>
            <text:p text:style-name="P41"/>
          </table:table-cell>
          <table:table-cell table:style-name="Table4.A2" office:value-type="string">
            <text:p text:style-name="P41">Целочисленный литерал</text:p>
          </table:table-cell>
          <table:table-cell table:style-name="Table4.C2" office:value-type="string">
            <text:p text:style-name="P41">Десятичное или шестнадцатиричное число</text:p>
          </table:table-cell>
        </table:table-row>
        <table:table-row>
          <table:covered-table-cell/>
          <table:table-cell table:style-name="Table4.A2" office:value-type="string">
            <text:p text:style-name="P41"/>
            <text:p text:style-name="P41">Литерал с плавающей точкой</text:p>
          </table:table-cell>
          <table:table-cell table:style-name="Table4.C2" office:value-type="string">
            <text:p text:style-name="P41">Число с плавающей точкой, записанное в простом или экспоненциальном формате</text:p>
          </table:table-cell>
        </table:table-row>
        <table:table-row>
          <table:covered-table-cell/>
          <table:table-cell table:style-name="Table4.A2" office:value-type="string">
            <text:p text:style-name="P41"/>
            <text:p text:style-name="P41">Булевый литерал</text:p>
          </table:table-cell>
          <table:table-cell table:style-name="Table4.C2" office:value-type="string">
            <text:p text:style-name="P41">Логическая переменная, принимающая значения «да»/«нет»</text:p>
          </table:table-cell>
        </table:table-row>
        <table:table-row>
          <table:covered-table-cell/>
          <table:table-cell table:style-name="Table4.A2" office:value-type="string">
            <text:p text:style-name="P41"/>
            <text:p text:style-name="P41">Символьный литерал</text:p>
          </table:table-cell>
          <table:table-cell table:style-name="Table4.C2" office:value-type="string">
            <text:p text:style-name="P41">Один символ в одинарных или двойных кавычках</text:p>
          </table:table-cell>
        </table:table-row>
        <table:table-row>
          <table:covered-table-cell/>
          <table:table-cell table:style-name="Table4.A2" office:value-type="string">
            <text:p text:style-name="P41"/>
            <text:p text:style-name="P41"/>
            <text:p text:style-name="P41">Строковый литерал</text:p>
          </table:table-cell>
          <table:table-cell table:style-name="Table4.C2" office:value-type="string">
            <text:p text:style-name="P41">Строка, заключённая в двойные или одинарные кавычки, с условием отсутствия данного рода кавычек внутри строки.</text:p>
          </table:table-cell>
        </table:table-row>
      </table:table>
      <text:p text:style-name="P4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0">Вид лексемы</text:p>
          </table:table-cell>
          <table:table-cell table:style-name="Table5.A1" office:value-type="string">
            <text:p text:style-name="P40">Лексема</text:p>
          </table:table-cell>
          <table:table-cell table:style-name="Table5.C1" office:value-type="string">
            <text:p text:style-name="P40">Описание</text:p>
          </table:table-cell>
        </table:table-row>
        <table:table-row>
          <table:table-cell table:style-name="Table5.A2" office:value-type="string">
            <text:p text:style-name="P41"/>
            <text:p text:style-name="P41"/>
            <text:p text:style-name="P41"/>
            <text:p text:style-name="P41">Идентификаторы</text:p>
          </table:table-cell>
          <table:table-cell table:style-name="Table5.A2" office:value-type="string">
            <text:p text:style-name="P41"/>
          </table:table-cell>
          <table:table-cell table:style-name="Table5.C2" office:value-type="string">
            <text:p text:style-name="P41">Могут состоять из букв английского и русского алфавитов, цифр, знака подчёркивания, знака «<text:span text:style-name="T3">@</text:span>». </text:p>
            <text:p text:style-name="P42">Не могут начинаться с цифры. Не могут совпадать с ключевыми словами.</text:p>
          </table:table-cell>
        </table:table-row>
      </table:table>
      <text:p text:style-name="P4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0">Вид лексемы</text:p>
          </table:table-cell>
          <table:table-cell table:style-name="Table6.A1" office:value-type="string">
            <text:p text:style-name="P40">Лексема</text:p>
          </table:table-cell>
          <table:table-cell table:style-name="Table6.C1" office:value-type="string">
            <text:p text:style-name="P40">Описание</text:p>
          </table:table-cell>
        </table:table-row>
        <table:table-row>
          <table:table-cell table:style-name="Table6.A2" office:value-type="string">
            <text:p text:style-name="P41"/>
            <text:p text:style-name="P41"/>
            <text:p text:style-name="P41">Комментарии</text:p>
            <text:p text:style-name="P41"/>
          </table:table-cell>
          <table:table-cell table:style-name="Table6.A2" office:value-type="string">
            <text:p text:style-name="P41"/>
          </table:table-cell>
          <table:table-cell table:style-name="Table6.C2" office:value-type="string">
            <text:p text:style-name="P42"><text:line-break/>Комментарии <text:s/>однострочные. <text:line-break/>Комментарий идёт за символом <text:span text:style-name="T3">'|' </text:span>до конца строки.</text:p>
          </table:table-cell>
        </table:table-row>
      </table:table>
      <text:p text:style-name="P4"/>
      <text:p text:style-name="P4"><text:soft-page-break/></text:p>
      <text:p text:style-name="P10"/>
      <text:p text:style-name="P10"/>
      <text:p text:style-name="P10"/>
      <text:p text:style-name="P10"/>
      <text:p text:style-name="P10"/>
      <text:p text:style-name="P10">Грамматика языка</text:p>
      <text:p text:style-name="P11"/>
      <text:p text:style-name="P27">&lt;cyrillic-char&gt;::=<text:span text:style-name="T4">"А" | "Б" | "В" | "Г" | "Д" | "Е"</text:span></text:p>
      <text:p text:style-name="P28">| "Ё" | "Ж" | "З" | "И" | "Й" | "К" | "Л"</text:p>
      <text:p text:style-name="P28">| "М" | "Н" | "О" | "П" | "Р" | "С" | "Т"</text:p>
      <text:p text:style-name="P28">| "У" | "Ф" | "Х" | "Ц" | "Ч" | "Ш"</text:p>
      <text:p text:style-name="P28">| "Щ" | "Ъ" | "Ы" | "Ь" | "Э" | "Ю" | "Я"</text:p>
      <text:p text:style-name="P28"/>
      <text:p text:style-name="P28"><text:span text:style-name="T3">&lt;latin-char&gt;</text:span>::= "A" | "B" | "C" | "D" | "E" | "F"</text:p>
      <text:p text:style-name="P28">| "G" | "H" | "I" | "J" | "K" | "L" | "M"</text:p>
      <text:p text:style-name="P28">| "N" | "O" | "P" | "Q" | "R" | "S" | "T"</text:p>
      <text:p text:style-name="P28">| "U" | "V" | "W" | "X" | "Y" | "Z"</text:p>
      <text:p text:style-name="P28"/>
      <text:p text:style-name="P27">&lt;special-char&gt;::=”_” | “@”</text:p>
      <text:p text:style-name="P27">&lt;identifier-char&gt;::=&lt;cyrillic-char&gt; </text:p>
      <text:p text:style-name="P27"><text:tab/><text:tab/>| &lt;latin-char&gt; </text:p>
      <text:p text:style-name="P27"><text:tab/><text:tab/>| &lt;special-char&gt;</text:p>
      <text:p text:style-name="P27">&lt;identifier-name&gt;::={&lt;identifier-char&gt;}</text:p>
      <text:p text:style-name="P27"><text:tab/><text:tab/><text:tab/><text:tab/><text:tab/><text:tab/><text:tab/>[&lt;identifier-char&gt; | &lt;digit&gt;]</text:p>
      <text:p text:style-name="P27"/>
      <text:p text:style-name="P28"><text:span text:style-name="T3">&lt;exponent-sign&gt;::=</text:span>"<text:span text:style-name="T3">E</text:span>" <text:span text:style-name="T3">| <text:s/></text:span>"<text:span text:style-name="T3">e</text:span>" </text:p>
      <text:p text:style-name="P27">&lt;sign&gt;::=<text:span text:style-name="T4">"+" </text:span>| <text:s/>"-"<text:span text:style-name="T4"> </text:span></text:p>
      <text:p text:style-name="P28"><text:soft-page-break/><text:span text:style-name="T3">&lt;digit</text:span> <text:span text:style-name="T3">&gt;</text:span>::= "0"|"1"|"2"|"3"|"4"|"5"|"6"|"7"|"8"|"9"</text:p>
      <text:p text:style-name="P27">&lt;hex-digit&gt;::=<text:span text:style-name="T4">"0"|"1"|"2"|"3"|"4"|"5"|"6"|"7"|"8"|"9"|"A"|"B"|"C"|"D"</text:span></text:p>
      <text:p text:style-name="P27"><text:span text:style-name="T4"><text:tab/><text:tab/></text:span>| <text:span text:style-name="T4">"E"|"F"</text:span></text:p>
      <text:p text:style-name="P28"><text:span text:style-name="T3">&lt;dec-number&gt;</text:span>::<text:span text:style-name="T3">={&lt;digit&gt;}</text:span></text:p>
      <text:p text:style-name="P28"><text:span text:style-name="T3">&lt;hex-number&gt;::=</text:span>"<text:span text:style-name="T3">$</text:span>"<text:span text:style-name="T3">{&lt;hex-digit&gt;}</text:span></text:p>
      <text:p text:style-name="P27"/>
      <text:p text:style-name="P28"><text:span text:style-name="T3">&lt;floating-point-number&gt;::=[&lt;digit&gt;][</text:span>"<text:span text:style-name="T3">.</text:span>"<text:span text:style-name="T3">]{&lt;digit&gt;}</text:span></text:p>
      <text:p text:style-name="P27"><text:tab/><text:tab/><text:tab/><text:tab/><text:tab/>[[&lt;exponent-sign&gt;][&lt;sign&gt;]{&lt;digit&gt;}]</text:p>
      <text:p text:style-name="P27">&lt;boolean-<text:span text:style-name="T4">constant</text:span>&gt;::= <text:span text:style-name="T4">"да" </text:span>| <text:span text:style-name="T4">"нет"</text:span></text:p>
      <text:p text:style-name="P27">&lt;program&gt;::=&lt;stmt_list&gt;</text:p>
      <text:p text:style-name="P27">&lt;stmt_list&gt;::= &lt;stmt&gt; </text:p>
      <text:p text:style-name="P27"><text:tab/><text:tab/>| &lt;stmt_list&gt; <text:s/>&lt;stmt&gt;</text:p>
      <text:p text:style-name="P27"/>
      <text:p text:style-name="P27">&lt;stmt&gt;::= ENDL </text:p>
      <text:p text:style-name="P27"><text:tab/><text:tab/>| &lt;expr_list&gt;ENDL </text:p>
      <text:p text:style-name="P27"><text:tab/><text:tab/>| &lt;func_stmt&gt; ENDL</text:p>
      <text:p text:style-name="P27"><text:tab/><text:tab/>| &lt;proc_stmt&gt; ENDL </text:p>
      <text:p text:style-name="P27"><text:tab/><text:tab/>| &lt;print&gt;</text:p>
      <text:p text:style-name="P27"><text:tab/><text:tab/>| &lt;read&gt;</text:p>
      <text:p text:style-name="P27"><text:tab/><text:tab/>| &lt;znach_value&gt; ENDL</text:p>
      <text:p text:style-name="P27"><text:tab/><text:tab/>| &lt;decl&gt; </text:p>
      <text:p text:style-name="P27">&lt;int-constant&gt;::=&lt;dec-number&gt; | &lt;hex-number&gt;</text:p>
      <text:p text:style-name="P28">&lt;<text:span text:style-name="T3">char</text:span>-constant<text:span text:style-name="T3">-one-quote</text:span>&gt;::<text:span text:style-name="T3">= <text:s/>any of ASCII symbols, except <text:s/>' </text:span></text:p>
      <text:p text:style-name="P27">&lt;char-constant-double-quote&gt;::= <text:s/>any of ASCII symbols, </text:p>
      <text:p text:style-name="P27"><text:tab/><text:tab/><text:tab/><text:tab/><text:tab/><text:tab/>except "</text:p>
      <text:p text:style-name="P27">&lt;string-constant-one-qoute&gt;::={<text:span text:style-name="T4">&lt;</text:span>char<text:span text:style-name="T4">-constant</text:span>-one-quote<text:span text:style-name="T4">&gt;</text:span>}</text:p>
      <text:p text:style-name="P27">&lt;string-constant-double-qoute&gt;::={&lt;char-constant-double-quote&gt;}</text:p>
      <text:p text:style-name="P28"><text:soft-page-break/>&lt;<text:span text:style-name="T3">char</text:span>-constant&gt;::<text:span text:style-name="T3">=</text:span>&lt;<text:span text:style-name="T3">char</text:span>-constant<text:span text:style-name="T3">-one-quote</text:span>&gt; <text:span text:style-name="T3">| &lt;char-constant-double-quote&gt;</text:span></text:p>
      <text:p text:style-name="P27">&lt;string-constant&gt;::=&lt;string-constant-one-qoute&gt; | &lt;string-constant-double-qoute&gt;</text:p>
      <text:p text:style-name="P28"><text:span text:style-name="T3">&lt;</text:span>expr<text:span text:style-name="T3">&gt;</text:span>::<text:span text:style-name="T3">= &lt;</text:span>function_call<text:span text:style-name="T3">&gt;</text:span></text:p>
      <text:p text:style-name="P28"><text:tab/>| <text:span text:style-name="T3">&lt;</text:span>identifier<text:span text:style-name="T3">&gt;</text:span> "<text:span text:style-name="T3">[</text:span>" <text:span text:style-name="T3">expr_list </text:span><text:span text:style-name="T3">"]"</text:span></text:p>
      <text:p text:style-name="P28"><text:tab/>| <text:span text:style-name="T3">&lt;</text:span>identifier<text:span text:style-name="T3">&gt;</text:span></text:p>
      <text:p text:style-name="P28"><text:tab/>| <text:span text:style-name="T3">"(" </text:span>expr "<text:span text:style-name="T3">)</text:span>" </text:p>
      <text:p text:style-name="P28"><text:tab/>| <text:span text:style-name="T3">&lt;int-constant&gt;</text:span></text:p>
      <text:p text:style-name="P28"><text:tab/>| &lt;<text:span text:style-name="T3">char</text:span>-constant&gt;</text:p>
      <text:p text:style-name="P28"><text:tab/>| <text:span text:style-name="T3">&lt;string-constant&gt;</text:span></text:p>
      <text:p text:style-name="P28"><text:tab/>| <text:span text:style-name="T3">&lt;floating-point-number&gt;</text:span> <text:s/></text:p>
      <text:p text:style-name="P28"><text:tab/>| <text:span text:style-name="T3">&lt;boolean-constant&gt;</text:span> </text:p>
      <text:p text:style-name="P28"><text:tab/>| <text:span text:style-name="T3">&lt;</text:span>expr<text:span text:style-name="T3">&gt;</text:span> <text:span text:style-name="T3">":="</text:span> <text:span text:style-name="T3">&lt;</text:span>expr<text:span text:style-name="T3">&gt;</text:span></text:p>
      <text:p text:style-name="P28"><text:tab/>| <text:span text:style-name="T3">&lt;</text:span>expr<text:span text:style-name="T3">&gt;</text:span> "<text:span text:style-name="T3">+</text:span>" <text:span text:style-name="T3">&lt;</text:span>expr<text:span text:style-name="T3">&gt;</text:span></text:p>
      <text:p text:style-name="P28"><text:tab/>| <text:span text:style-name="T3">&lt;</text:span>expr<text:span text:style-name="T3">&gt;</text:span> "<text:span text:style-name="T3">-</text:span>" <text:span text:style-name="T3">&lt;</text:span>expr<text:span text:style-name="T3">&gt;</text:span> </text:p>
      <text:p text:style-name="P28"><text:tab/>| <text:span text:style-name="T3">&lt;</text:span>expr<text:span text:style-name="T3">&gt;</text:span> "*" <text:span text:style-name="T3">&lt;</text:span>expr<text:span text:style-name="T3">&gt;</text:span> </text:p>
      <text:p text:style-name="P28"><text:tab/>| <text:span text:style-name="T3">&lt;</text:span>expr<text:span text:style-name="T3">&gt;</text:span> "/" <text:span text:style-name="T3">&lt;</text:span>expr<text:span text:style-name="T3">&gt;</text:span> </text:p>
      <text:p text:style-name="P28"><text:tab/>| <text:span text:style-name="T3">&lt;</text:span>expr<text:span text:style-name="T3">&gt;</text:span> "**" <text:span text:style-name="T3">&lt;</text:span>expr<text:span text:style-name="T3">&gt;</text:span> </text:p>
      <text:p text:style-name="P28"><text:tab/>| <text:span text:style-name="T3">&lt;</text:span>expr<text:span text:style-name="T3">&gt;</text:span> "<text:span text:style-name="T3">&gt;</text:span>" <text:span text:style-name="T3">&lt;</text:span>expr<text:span text:style-name="T3">&gt;</text:span> </text:p>
      <text:p text:style-name="P28"><text:tab/>| <text:span text:style-name="T3">&lt;</text:span>expr<text:span text:style-name="T3">&gt;</text:span> <text:span text:style-name="T3">"&lt;"</text:span> <text:span text:style-name="T3">&lt;</text:span>expr<text:span text:style-name="T3">&gt;</text:span> </text:p>
      <text:p text:style-name="P28"><text:tab/>| <text:span text:style-name="T3">&lt;</text:span>expr<text:span text:style-name="T3">&gt;</text:span> "<text:span text:style-name="T3">&gt;=</text:span>" <text:span text:style-name="T3">&lt;</text:span>expr<text:span text:style-name="T3">&gt;</text:span></text:p>
      <text:p text:style-name="P28"><text:tab/>| <text:span text:style-name="T3">&lt;</text:span>expr<text:span text:style-name="T3">&gt;</text:span> "<text:span text:style-name="T3">&lt;=</text:span>" <text:span text:style-name="T3">&lt;</text:span>expr<text:span text:style-name="T3">&gt;</text:span> </text:p>
      <text:p text:style-name="P28"><text:tab/>| expr "<text:span text:style-name="T3">&lt;&gt;</text:span>" <text:span text:style-name="T3">&lt;</text:span>expr<text:span text:style-name="T3">&gt;</text:span> <text:s/></text:p>
      <text:p text:style-name="P4"><text:span text:style-name="T6"><text:tab/>| </text:span><text:span text:style-name="T9">&lt;</text:span><text:span text:style-name="T6">expr</text:span><text:span text:style-name="T9">&gt;</text:span><text:span text:style-name="T6"> "</text:span><text:span text:style-name="T9">=</text:span><text:span text:style-name="T6">" </text:span><text:span text:style-name="T9">&lt;</text:span><text:span text:style-name="T6">expr</text:span><text:span text:style-name="T9">&gt;</text:span><text:span text:style-name="T6"> </text:span></text:p>
      <text:p text:style-name="P11"><text:tab/>| <text:s/><text:span text:style-name="T8">"</text:span><text:span text:style-name="T7">-</text:span><text:span text:style-name="T8">" </text:span><text:span text:style-name="T7">&lt;</text:span><text:span text:style-name="T8">expr</text:span><text:span text:style-name="T7">&gt;</text:span> <text:s/></text:p>
      <text:p text:style-name="P27">&lt;function_call &gt;::=&lt;identifier&gt; <text:span text:style-name="T10">"("</text:span> &lt;expr_list&gt; <text:span text:style-name="T10">")"</text:span></text:p>
      <text:p text:style-name="P27"/>
      <text:p text:style-name="P27"><text:soft-page-break/>&lt;expr_list&gt; : &lt;expr&gt;</text:p>
      <text:p text:style-name="P27"><text:tab/><text:tab/>| &lt;expr_list&gt; <text:span text:style-name="T10">","</text:span> &lt;expr&gt; </text:p>
      <text:p text:style-name="P27">&lt;decl&gt;::= &lt;atomic_type&gt; &lt;enum_atomic_identifier_list&gt; ENDL</text:p>
      <text:p text:style-name="P27"><text:tab/><text:tab/>| <text:s/>&lt;array_type&gt; &lt;enum_array_identifier_list&gt; ENDL <text:s text:c="8"/></text:p>
      <text:p text:style-name="P27"/>
      <text:p text:style-name="P27"/>
      <text:p text:style-name="P27">&lt;enum_atomic_identifier_list&gt; ::= &lt;identifier&gt;</text:p>
      <text:p text:style-name="P27"><text:tab/><text:tab/><text:tab/>| &lt;enum_atomic_identifier_list&gt; <text:span text:style-name="T10">"," </text:span>&lt;identifier&gt; <text:s text:c="3"/></text:p>
      <text:p text:style-name="P27"/>
      <text:p text:style-name="P27">&lt;enum_array_identifier_list&gt; ::= &lt;identifier &gt; <text:span text:style-name="T10">"["</text:span> dimensions <text:span text:style-name="T6">"]"</text:span> <text:s text:c="22"/></text:p>
      <text:p text:style-name="P27"><text:tab/><text:tab/><text:tab/>| &lt;enum_array_identifier_list&gt; <text:span text:style-name="T10">","</text:span> &lt;identifier &gt;</text:p>
      <text:p text:style-name="P27"><text:tab/><text:tab/><text:tab/><text:tab/><text:tab/><text:tab/><text:tab/><text:tab/><text:tab/><text:tab/><text:span text:style-name="T10">"["</text:span> dimensions <text:span text:style-name="T6">"]"</text:span> </text:p>
      <text:p text:style-name="P27"/>
      <text:p text:style-name="P27">&lt;func_stmt&gt;::= <text:span text:style-name="T10">"алг"</text:span> &lt;atomic_type&gt; &lt;identifier&gt; ENDL </text:p>
      <text:p text:style-name="P27"><text:span text:style-name="T10"><text:tab/><text:tab/><text:tab/>"нач"</text:span> ENDL &lt;stmt_list&gt; </text:p>
      <text:p text:style-name="P27"><text:tab/><text:tab/><text:tab/><text:span text:style-name="T10">"кон"</text:span></text:p>
      <text:p text:style-name="P27"><text:span text:style-name="T6"><text:tab/><text:tab/>| </text:span><text:span text:style-name="T10">"алг"</text:span> &lt;atomic_type&gt; &lt;identifier&gt; <text:span text:style-name="T10">"("</text:span> <text:s/>param_list <text:span text:style-name="T10">")"</text:span> <text:s text:c="2"/><text:tab/><text:tab/><text:tab/>ENDL </text:p>
      <text:p text:style-name="P27"><text:span text:style-name="T10"><text:tab/><text:tab/><text:tab/>"нач"</text:span> ENDL &lt;stmt_list&gt; </text:p>
      <text:p text:style-name="P28"><text:tab/><text:tab/><text:tab/>"кон"</text:p>
      <text:p text:style-name="P27"><text:tab/></text:p>
      <text:p text:style-name="P27"/>
      <text:p text:style-name="P27">&lt;proc_stmt&gt;::= <text:span text:style-name="T10">"алг"</text:span> &lt;identifier&gt; ENDL </text:p>
      <text:p text:style-name="P27"><text:span text:style-name="T10"><text:tab/><text:tab/><text:tab/>"нач"</text:span> ENDL &lt;stmt_list&gt; </text:p>
      <text:p text:style-name="P27"><text:tab/><text:tab/><text:tab/><text:span text:style-name="T10">"кон"</text:span></text:p>
      <text:p text:style-name="P27"><text:span text:style-name="T6"><text:tab/><text:tab/>| </text:span><text:span text:style-name="T10">"алг"</text:span> <text:s/>&lt;identifier&gt; <text:span text:style-name="T10">"("</text:span> <text:s/>param_list <text:span text:style-name="T10">")"</text:span> <text:s text:c="2"/><text:tab/><text:tab/><text:tab/><text:tab/><text:tab/><text:tab/>ENDL </text:p>
      <text:p text:style-name="P27"><text:span text:style-name="T10"><text:tab/><text:tab/><text:tab/>"нач"</text:span> ENDL &lt;stmt_list&gt; </text:p>
      <text:p text:style-name="P28"><text:soft-page-break/><text:tab/><text:tab/><text:tab/>"кон"</text:p>
      <text:p text:style-name="P27">&lt;param_list&gt;::= &lt;param&gt; </text:p>
      <text:p text:style-name="P27"><text:tab/><text:tab/><text:tab/>| &lt;param_list&gt; <text:span text:style-name="T10">";"</text:span> &lt;param&gt; </text:p>
      <text:p text:style-name="P27"/>
      <text:p text:style-name="P27">&lt;znach_value&gt;::= <text:span text:style-name="T10">"знач"</text:span> <text:span text:style-name="T10">":="</text:span> &lt;expr&gt; </text:p>
      <text:p text:style-name="P27"/>
      <text:p text:style-name="P27">&lt;param&gt;::= &lt;arg_value&gt;</text:p>
      <text:p text:style-name="P27"><text:tab/><text:tab/><text:tab/>| &lt;rez_value&gt; <text:s text:c="19"/></text:p>
      <text:p text:style-name="P27"/>
      <text:p text:style-name="P27">&lt;arg_value&gt;::=<text:span text:style-name="T10">"арг"</text:span>&lt;atomic_type&gt;&lt;enum_atomic_identifier_list&gt; <text:s text:c="2"/></text:p>
      <text:p text:style-name="P27"><text:tab/><text:tab/><text:tab/>| <text:span text:style-name="T10">"арг"</text:span><text:span text:style-name="T6">&lt;</text:span>array_type&gt;&lt;enum_array_identifier_list&gt; <text:s text:c="5"/></text:p>
      <text:p text:style-name="P27">&lt;rez_value&gt;::=<text:span text:style-name="T10">"рез"</text:span><text:span text:style-name="T6">&lt;</text:span>array_type&gt;&lt;enum_array_identifier_list&gt; <text:s text:c="5"/></text:p>
      <text:p text:style-name="P27"><text:tab/><text:tab/><text:tab/>| <text:span text:style-name="T10">"рез"</text:span><text:span text:style-name="T6">&lt;</text:span>atomic_type&gt;&lt;enum_atomic_identifier_list&gt; <text:s text:c="2"/></text:p>
      <text:p text:style-name="P27"/>
      <text:p text:style-name="P27">&lt;dimensions&gt;::=<text:span text:style-name="T6">&lt;int-constant&gt;</text:span> <text:span text:style-name="T10">":" </text:span><text:span text:style-name="T6">&lt;int-constant&gt;</text:span> <text:s text:c="2"/></text:p>
      <text:p text:style-name="P27"><text:tab/><text:tab/><text:tab/>| <text:span text:style-name="T6">&lt;int-constant&gt;</text:span> <text:span text:style-name="T10">":"</text:span> <text:span text:style-name="T6">&lt;identifier-name&gt;</text:span> <text:s text:c="24"/></text:p>
      <text:p text:style-name="P27"><text:tab/><text:tab/>| &lt;dimensions&gt; <text:span text:style-name="T10">"," </text:span><text:span text:style-name="T6">&lt;int-constant&gt; </text:span><text:span text:style-name="T10">":"</text:span> <text:span text:style-name="T6">&lt;int-constant&gt;</text:span> <text:s text:c="10"/></text:p>
      <text:p text:style-name="P27"><text:tab/><text:tab/>| dimensions <text:span text:style-name="T10">","</text:span> <text:s/><text:span text:style-name="T6">&lt;int-constant&gt;</text:span> <text:span text:style-name="T10">":"</text:span> <text:s/><text:span text:style-name="T6">&lt;identifier-name&gt;</text:span> <text:s text:c="9"/></text:p>
      <text:p text:style-name="P27"/>
      <text:p text:style-name="P27">&lt;array_type&gt;: <text:span text:style-name="T10">"целтаб"</text:span> </text:p>
      <text:p text:style-name="P27"><text:tab/><text:tab/><text:tab/>| <text:span text:style-name="T10">"вещтаб"</text:span> <text:s/></text:p>
      <text:p text:style-name="P27"><text:tab/><text:tab/><text:tab/>| <text:span text:style-name="T10">"симтаб"</text:span> <text:s/></text:p>
      <text:p text:style-name="P27"><text:tab/><text:tab/><text:tab/>| <text:span text:style-name="T10">"литтаб"</text:span> <text:s/></text:p>
      <text:p text:style-name="P27"><text:tab/><text:tab/><text:tab/>| <text:span text:style-name="T10">"логтаб"</text:span> <text:s text:c="2"/></text:p>
      <text:p text:style-name="P27"/>
      <text:p text:style-name="P27"/>
      <text:p text:style-name="P27">&lt;atomic_type&gt;::=<text:span text:style-name="T10">"цел"</text:span> <text:s/></text:p>
      <text:p text:style-name="P27"><text:tab/><text:tab/><text:tab/>| <text:span text:style-name="T10">"вещ"</text:span> <text:s/></text:p>
      <text:p text:style-name="P27"><text:soft-page-break/><text:tab/><text:tab/><text:tab/>| <text:span text:style-name="T10">"сим"</text:span> <text:s text:c="2"/></text:p>
      <text:p text:style-name="P27"><text:tab/><text:tab/><text:tab/>| <text:span text:style-name="T10">"лит"</text:span> <text:s/></text:p>
      <text:p text:style-name="P27"><text:tab/><text:tab/><text:tab/>| <text:span text:style-name="T10">"лог"</text:span> <text:s/></text:p>
      <text:p text:style-name="P27"/>
      <text:p text:style-name="P27">&lt;print&gt;::= <text:span text:style-name="T10">"вывод"</text:span> &lt;expr_list&gt; ENDL </text:p>
      <text:p text:style-name="P27">&lt;read&gt;::= <text:span text:style-name="T10">"ввод"</text:span> &lt;expr_list&gt; <text:s/>ENDL </text:p>
      <text:p text:style-name="P30">Таблицы, генерируемые на стадии семантического анализа</text:p>
      <text:p text:style-name="P30"/>
      <text:list text:style-name="L4">
        <text:list-item>
          <text:p text:style-name="P50">Таблица констант</text:p>
        </text:list-item>
      </text:list>
      <text:p text:style-name="P29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">№ константы </text:p>
            <text:p text:style-name="P7"><text:span text:style-name="T4">(</text:span>int<text:span text:style-name="T4">)</text:span></text:p>
          </table:table-cell>
          <table:table-cell table:style-name="Таблица1.A1" office:value-type="string">
            <text:p text:style-name="P7">Местонахождения</text:p>
            <text:p text:style-name="P7">(int[])</text:p>
          </table:table-cell>
          <table:table-cell table:style-name="Таблица1.A1" office:value-type="string">
            <text:p text:style-name="P7"><text:span text:style-name="T4">Тип константы<text:line-break/></text:span>(String)</text:p>
          </table:table-cell>
          <table:table-cell table:style-name="Таблица1.D1" office:value-type="string">
            <text:p text:style-name="P6">Значение </text:p>
            <text:p text:style-name="P7">(Object<text:span text:style-name="T4">) </text:span></text:p>
          </table:table-cell>
        </table:table-row>
      </table:table>
      <text:list text:style-name="L4" text:continue-numbering="true">
        <text:list-header>
          <text:p text:style-name="P50"/>
        </text:list-header>
        <text:list-item>
          <text:p text:style-name="P50">Таблица локальных переменных</text:p>
        </text:list-item>
      </text:list>
      <text:p text:style-name="P29"/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row>
          <table:table-cell table:style-name="Таблица2.A1" office:value-type="string">
            <text:p text:style-name="P6">№ константы</text:p>
            <text:p text:style-name="P6">(<text:span text:style-name="T3">int</text:span>)</text:p>
          </table:table-cell>
          <table:table-cell table:style-name="Таблица2.A1" office:value-type="string">
            <text:p text:style-name="P7">Местонахождения</text:p>
            <text:p text:style-name="P7">(int[])</text:p>
          </table:table-cell>
          <table:table-cell table:style-name="Таблица2.A1" office:value-type="string">
            <text:p text:style-name="P7"><text:span text:style-name="T4">Тип константы<text:line-break/></text:span>(String)</text:p>
          </table:table-cell>
          <table:table-cell table:style-name="Таблица2.A1" office:value-type="string">
            <text:p text:style-name="P6">Значение </text:p>
            <text:p text:style-name="P7">(Object<text:span text:style-name="T4">) </text:span></text:p>
          </table:table-cell>
          <table:table-cell table:style-name="Таблица2.E1" office:value-type="string">
            <text:p text:style-name="P6">№ константы-идентификатора функции, в области видимости которой она находится (из таблицы констант)</text:p>
          </table:table-cell>
        </table:table-row>
      </table:table>
      <text:list text:style-name="L4" text:continue-numbering="true">
        <text:list-header>
          <text:p text:style-name="P50"/>
        </text:list-header>
        <text:list-item>
          <text:p text:style-name="P50">Таблица функций</text:p>
        </text:list-item>
      </text:list>
      <text:p text:style-name="P2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39">ID</text:p>
          </table:table-cell>
          <table:table-cell table:style-name="Таблица3.A1" office:value-type="string">
            <text:p text:style-name="P39">ID <text:span text:style-name="T4">в таб.кон. </text:span></text:p>
            <text:p text:style-name="P39">(NameAndType)</text:p>
          </table:table-cell>
          <table:table-cell table:style-name="Таблица3.A1" office:value-type="string">
            <text:p text:style-name="P37">Возвращаемое значение</text:p>
          </table:table-cell>
          <table:table-cell table:style-name="Таблица3.A1" office:value-type="string">
            <text:p text:style-name="P37">Имя</text:p>
          </table:table-cell>
          <table:table-cell table:style-name="Таблица3.A1" office:value-type="string">
            <text:p text:style-name="P38">Кол-во параметров</text:p>
          </table:table-cell>
          <table:table-cell table:style-name="Таблица3.F1" office:value-type="string">
            <text:p text:style-name="P38">Дескриптор</text:p>
          </table:table-cell>
        </table:table-row>
      </table:table>
      <text:p text:style-name="P29"/>
      <text:p text:style-name="P29">Исходные коды классов строк каждой таблиц даны в Приложении А.</text:p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30">Выводы</text:p>
      <text:p text:style-name="P30"/>
      <text:p text:style-name="P4"><text:tab/>В данном курсе были получены ценные навыки трансляции. Изучены декларативные языки генераторов лексических и синтаксических парсеров <text:span text:style-name="T3">(flex/bison), </text:span>работа с регулярными выражениями<text:span text:style-name="T3">. </text:span></text:p>
      <text:p text:style-name="P4"><text:span text:style-name="T3"><text:tab/></text:span>На этапе синтаксического анализа усвоена генерация синтаксического дерева, а так же преобразование грамматики из БНФ в грамматику входного файла генератора синтаксических анализаторов <text:span text:style-name="T3">bison</text:span>. Были освещены вопросы, касающиеся создания наиболее компактной грамматики, разрешения конфликтов «сдвиг-свертка» и «свертка-свертка».</text:p>
      <text:p text:style-name="P4"><text:tab/>Получено представление о формировании таблиц сущностей на этапе семантического анализа, поиске семантических ошибок в транслируемой программе.</text:p>
      <text:p text:style-name="P4"><text:tab/>И наконец, обретён опыт работы с ассемблером <text:span text:style-name="T3">Java-</text:span>машины, отладке программ, руководствуясь лишь байткодом.<text:span text:style-name="T3"> </text:span>Изучена структура <text:span text:style-name="T3">class-</text:span>файла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1"/>
      <text:p text:style-name="P12">Приложение А. Исходные коды классов строк таблиц семантики</text:p>
      <text:p text:style-name="P12"/>
      <text:p text:style-name="P10">Класс строки таблицы локальных переменных</text:p>
      <text:p text:style-name="P17"><text:span text:style-name="keyword2_5f_java">package</text:span> semantic<text:span text:style-name="symbol0_5f_java">;</text:span></text:p>
      <text:p text:style-name="P17"/>
      <text:p text:style-name="P17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17"><text:span text:style-name="keyword0_5f_java">import</text:span> java.<text:span text:style-name="member0_5f_java">util</text:span>.<text:span text:style-name="member0_5f_java">Iterator</text:span><text:span text:style-name="symbol0_5f_java">;</text:span></text:p>
      <text:p text:style-name="P17"/>
      <text:p text:style-name="P17"><text:span text:style-name="keyword0_5f_java">public</text:span> <text:span text:style-name="keyword2_5f_java">class</text:span> LocalsTableRow <text:span text:style-name="symbol0_5f_java">{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ID локальной переменной в данной функции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3_5f_java">int</text:span> m_trueID<text:span text:style-name="symbol0_5f_java">;</text:span></text:p>
      <text:p text:style-name="P17"><text:s text:c="4"/><text:span text:style-name="comment_5f_multi_5f_java">/*</text:span></text:p>
      <text:p text:style-name="P17"><text:span text:style-name="comment_5f_multi_5f_java"><text:s text:c="5"/>* Местоположения данного символа (но не конкретной переменной!)</text:span></text:p>
      <text:p text:style-name="P17"><text:span text:style-name="comment_5f_multi_5f_java"><text:s text:c="5"/>*/</text:span></text:p>
      <text:p text:style-name="P17"><text:s text:c="4"/><text:span text:style-name="keyword0_5f_java">private</text:span> ArrayList<text:span text:style-name="symbol0_5f_java">&lt;</text:span><text:span text:style-name="keyword2_5f_java">Integer</text:span><text:span text:style-name="symbol0_5f_java">&gt;</text:span> m_locs<text:span text:style-name="symbol0_5f_java">;</text:span></text:p>
      <text:p text:style-name="P17"><text:s text:c="4"/><text:span text:style-name="comment_5f_multi_5f_java">/*</text:span></text:p>
      <text:p text:style-name="P17"><text:span text:style-name="comment_5f_multi_5f_java"><text:s text:c="5"/>* Тип переменной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2_5f_java">String</text:span> m_constantType<text:span text:style-name="symbol0_5f_java">;</text:span></text:p>
      <text:p text:style-name="P17"><text:s text:c="4"/><text:span text:style-name="comment_5f_multi_5f_java">/*</text:span></text:p>
      <text:p text:style-name="P17"><text:span text:style-name="comment_5f_multi_5f_java"><text:s text:c="5"/>* Имя переменной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2_5f_java">Object</text:span> m_value<text:span text:style-name="symbol0_5f_java">;</text:span></text:p>
      <text:p text:style-name="P17"><text:s text:c="4"/><text:span text:style-name="comment_5f_multi_5f_java">/*</text:span></text:p>
      <text:p text:style-name="P17"><text:span text:style-name="comment_5f_multi_5f_java"><text:s text:c="5"/>* Является ли переменная параметром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3_5f_java">boolean</text:span> m_isParameter<text:span text:style-name="symbol0_5f_java">;</text:span></text:p>
      <text:p text:style-name="P17"><text:s text:c="4"/><text:span text:style-name="comment_5f_multi_5f_java">/*</text:span></text:p>
      <text:p text:style-name="P17"><text:span text:style-name="comment_5f_multi_5f_java"><text:s text:c="5"/>* ID функции в таблице функций, которой пренадлежит данная переменная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3_5f_java">int</text:span> m_idFunc<text:span text:style-name="symbol0_5f_java">;</text:span>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Конструктор, который создаёт запись в таблице локальных переменных,</text:span></text:p>
      <text:p text:style-name="P17"><text:span text:style-name="comment_5f_multi_5f_java"><text:s text:c="5"/>* исходя из массива местоположений, типа переменной, имени переменной, id</text:span></text:p>
      <text:p text:style-name="P17"><text:span text:style-name="comment_5f_multi_5f_java"><text:s text:c="5"/>* функции, в которой переменная существует, признака, является ли</text:span></text:p>
      <text:p text:style-name="P17"><text:span text:style-name="comment_5f_multi_5f_java"><text:s text:c="5"/>* переменная параметром.</text:span></text:p>
      <text:p text:style-name="P17"><text:span text:style-name="comment_5f_multi_5f_java"><text:s text:c="5"/>*/</text:span></text:p>
      <text:p text:style-name="P17"><text:s text:c="4"/><text:span text:style-name="keyword0_5f_java">public</text:span> LocalsTableRow<text:span text:style-name="symbol0_5f_java">(</text:span>ArrayList<text:span text:style-name="symbol0_5f_java">&lt;</text:span><text:span text:style-name="keyword2_5f_java">Integer</text:span><text:span text:style-name="symbol0_5f_java">&gt;</text:span> locs, <text:span text:style-name="keyword2_5f_java">String</text:span> constType, <text:span text:style-name="keyword2_5f_java">Object</text:span> value, <text:span text:style-name="keyword3_5f_java">int</text:span> idFunc, <text:span text:style-name="keyword3_5f_java">boolean</text:span> isParam<text:span text:style-name="symbol0_5f_java">)</text:span> <text:span text:style-name="symbol0_5f_java">{</text:span></text:p>
      <text:p text:style-name="P17"><text:s text:c="8"/>m_locs <text:span text:style-name="symbol0_5f_java">=</text:span> locs<text:span text:style-name="symbol0_5f_java">;</text:span></text:p>
      <text:p text:style-name="P17"><text:s text:c="8"/>m_constantType <text:span text:style-name="symbol0_5f_java">=</text:span> constType<text:span text:style-name="symbol0_5f_java">;</text:span></text:p>
      <text:p text:style-name="P17"/>
      <text:p text:style-name="P17"><text:s text:c="8"/>m_value <text:span text:style-name="symbol0_5f_java">=</text:span> value<text:span text:style-name="symbol0_5f_java">;</text:span></text:p>
      <text:p text:style-name="P17"><text:s text:c="8"/>m_idFunc <text:span text:style-name="symbol0_5f_java">=</text:span> idFunc<text:span text:style-name="symbol0_5f_java">;</text:span></text:p>
      <text:p text:style-name="P17"><text:s text:c="8"/>m_isParameter <text:span text:style-name="symbol0_5f_java">=</text:span> isParam<text:span text:style-name="symbol0_5f_java">;</text:span></text:p>
      <text:p text:style-name="P17"/>
      <text:p text:style-name="P17"><text:s text:c="8"/>m_trueID <text:span text:style-name="symbol0_5f_java">=</text:span> calculateTrueID<text:span text:style-name="symbol0_5f_java">(</text:span>idFunc<text:span text:style-name="symbol0_5f_java">);</text:span></text:p>
      <text:p text:style-name="P17"/>
      <text:p text:style-name="P17"><text:s text:c="4"/><text:span text:style-name="symbol0_5f_java">}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Вычисляет истинный ID локальной переменной. Функция гарантирует, что если</text:span></text:p>
      <text:p text:style-name="P17"><text:span text:style-name="comment_5f_multi_5f_java"><text:s text:c="5"/>* начата новая процедура/функция, то ID переменных начнутся с 0, а не с</text:span></text:p>
      <text:p text:style-name="P17"><text:span text:style-name="comment_5f_multi_5f_java"><text:s text:c="5"/>* того числа, которым закончились IDs прошлых функций (что закономерно, так</text:span></text:p>
      <text:p text:style-name="P17"><text:span text:style-name="comment_5f_multi_5f_java"><text:s text:c="5"/>* как здесь одна таблица на все функции)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3_5f_java">int</text:span> calculateTrueID<text:span text:style-name="symbol0_5f_java">(</text:span><text:span text:style-name="keyword3_5f_java">int</text:span> funID<text:span text:style-name="symbol0_5f_java">)</text:span> <text:span text:style-name="symbol0_5f_java">{</text:span></text:p>
      <text:p text:style-name="P17"><text:s text:c="8"/><text:span text:style-name="keyword3_5f_java">int</text:span> result <text:span text:style-name="symbol0_5f_java">=</text:span> <text:span text:style-name="number_5f_java">0</text:span><text:span text:style-name="symbol0_5f_java">;</text:span></text:p>
      <text:p text:style-name="P17"/>
      <text:p text:style-name="P17"><text:s text:c="8"/><text:span text:style-name="keyword2_5f_java">Iterator</text:span> it <text:span text:style-name="symbol0_5f_java">=</text:span> Semantic.<text:span text:style-name="member0_5f_java">localsTable</text:span>.<text:span text:style-name="member0_5f_java">getIterator</text:span><text:span text:style-name="symbol0_5f_java">();</text:span></text:p>
      <text:p text:style-name="P17"><text:s text:c="8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17"><text:s text:c="12"/>LocalsTableRow row <text:span text:style-name="symbol0_5f_java">=</text:span> <text:span text:style-name="symbol0_5f_java">(</text:span>LocalsTableRow<text:span text:style-name="symbol0_5f_java">)</text:span> it.<text:span text:style-name="member0_5f_java">next</text:span><text:span text:style-name="symbol0_5f_java">();</text:span></text:p>
      <text:p text:style-name="P17"><text:s text:c="12"/><text:span text:style-name="keyword0_5f_java">if</text:span> <text:span text:style-name="symbol0_5f_java">(</text:span>row.<text:span text:style-name="member0_5f_java">getFuncID</text:span><text:span text:style-name="symbol0_5f_java">()</text:span> <text:span text:style-name="symbol0_5f_java">==</text:span> funID<text:span text:style-name="symbol0_5f_java">)</text:span> <text:span text:style-name="symbol0_5f_java">{</text:span></text:p>
      <text:p text:style-name="P17"><text:s text:c="16"/>result<text:span text:style-name="symbol0_5f_java">++;</text:span></text:p>
      <text:p text:style-name="P17"><text:s text:c="12"/><text:span text:style-name="symbol0_5f_java">}</text:span></text:p>
      <text:p text:style-name="P17"><text:s text:c="8"/><text:span text:style-name="symbol0_5f_java">}</text:span></text:p>
      <text:p text:style-name="P17"><text:soft-page-break/></text:p>
      <text:p text:style-name="P17"><text:s text:c="8"/><text:span text:style-name="keyword0_5f_java">return</text:span> result<text:span text:style-name="symbol0_5f_java">;</text:span></text:p>
      <text:p text:style-name="P17"><text:s text:c="4"/><text:span text:style-name="symbol0_5f_java">}</text:span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 text:c="4"/><text:span text:style-name="comment_5f_multi_5f_java">/*</text:span></text:p>
      <text:p text:style-name="P17"><text:span text:style-name="comment_5f_multi_5f_java"><text:s text:c="5"/>* Возвращает название переменной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2_5f_java">Object</text:span> getValue<text:span text:style-name="symbol0_5f_java">()</text:span> <text:span text:style-name="symbol0_5f_java">{</text:span></text:p>
      <text:p text:style-name="P17"><text:s text:c="8"/><text:span text:style-name="keyword0_5f_java">return</text:span> m_value<text:span text:style-name="symbol0_5f_java">;</text:span></text:p>
      <text:p text:style-name="P17"><text:s text:c="4"/><text:span text:style-name="symbol0_5f_java">}</text:span></text:p>
      <text:p text:style-name="P17"><text:s text:c="4"/><text:span text:style-name="comment_5f_multi_5f_java">/*</text:span></text:p>
      <text:p text:style-name="P17"><text:span text:style-name="comment_5f_multi_5f_java"><text:s text:c="5"/>* Печатает строку в stdout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3_5f_java">void</text:span> print<text:span text:style-name="symbol0_5f_java">()</text:span> <text:span text:style-name="symbol0_5f_java">{</text:span></text:p>
      <text:p text:style-name="P17"><text:s text:c="8"/><text:span text:style-name="keyword2_5f_java">String</text:span> numLocs <text:span text:style-name="symbol0_5f_java">=</text:span> <text:span text:style-name="string_5f_java">""</text:span><text:span text:style-name="symbol0_5f_java">;</text:span></text:p>
      <text:p text:style-name="P17"><text:s text:c="8"/><text:span text:style-name="keyword2_5f_java">Iterator</text:span> it <text:span text:style-name="symbol0_5f_java">=</text:span> m_locs.<text:span text:style-name="member0_5f_java">iterator</text:span><text:span text:style-name="symbol0_5f_java">();</text:span></text:p>
      <text:p text:style-name="P17"><text:s text:c="8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17"><text:s text:c="12"/>numLocs <text:span text:style-name="symbol0_5f_java">+=</text:span> it.<text:span text:style-name="member0_5f_java">next</text:span><text:span text:style-name="symbol0_5f_java">()</text:span> <text:span text:style-name="symbol0_5f_java">+</text:span> <text:span text:style-name="string_5f_java">","</text:span><text:span text:style-name="symbol0_5f_java">;</text:span></text:p>
      <text:p text:style-name="P17"><text:s text:c="8"/><text:span text:style-name="symbol0_5f_java">}</text:span></text:p>
      <text:p text:style-name="P17"><text:s text:c="8"/>numLocs <text:span text:style-name="symbol0_5f_java">=</text:span> numLocs.<text:span text:style-name="member0_5f_java">substring</text:span><text:span text:style-name="symbol0_5f_java">(</text:span><text:span text:style-name="number_5f_java">0</text:span>, numLocs.<text:span text:style-name="member0_5f_java">length</text:span><text:span text:style-name="symbol0_5f_java">()</text:span> <text:span text:style-name="symbol0_5f_java">-</text:span> <text:span text:style-name="number_5f_java">1</text:span><text:span text:style-name="symbol0_5f_java">);</text:span></text:p>
      <text:p text:style-name="P17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s|%s|%s|%d|</text:span><text:span text:style-name="escaped_5f_java">\n</text:span><text:span text:style-name="string_5f_java">"</text:span>, m_trueID, numLocs, m_constantType, m_value.<text:span text:style-name="member0_5f_java">toString</text:span><text:span text:style-name="symbol0_5f_java">()</text:span>, m_idFunc<text:span text:style-name="symbol0_5f_java">);</text:span></text:p>
      <text:p text:style-name="P17"><text:s text:c="4"/><text:span text:style-name="symbol0_5f_java">}</text:span></text:p>
      <text:p text:style-name="P17"><text:s text:c="4"/><text:span text:style-name="comment_5f_multi_5f_java">/*</text:span></text:p>
      <text:p text:style-name="P17"><text:span text:style-name="comment_5f_multi_5f_java"><text:s text:c="5"/>* Возвращает местоположения символа (местоположения вообще в программе)</text:span></text:p>
      <text:p text:style-name="P17"><text:span text:style-name="comment_5f_multi_5f_java"><text:s text:c="5"/>* Если требуется отследить в конкретной функции, нужно модифицировать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ArrayList<text:span text:style-name="symbol0_5f_java">&lt;</text:span><text:span text:style-name="keyword2_5f_java">Integer</text:span><text:span text:style-name="symbol0_5f_java">&gt;</text:span> getLocs<text:span text:style-name="symbol0_5f_java">()</text:span> <text:span text:style-name="symbol0_5f_java">{</text:span></text:p>
      <text:p text:style-name="P17"><text:s text:c="8"/><text:span text:style-name="keyword0_5f_java">return</text:span> m_locs<text:span text:style-name="symbol0_5f_java">;</text:span></text:p>
      <text:p text:style-name="P17"><text:s text:c="4"/><text:span text:style-name="symbol0_5f_java">}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Возвращает ID переменной в таблице локальных переменных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17"><text:s text:c="8"/><text:span text:style-name="keyword0_5f_java">return</text:span> m_trueID<text:span text:style-name="symbol0_5f_java">;</text:span></text:p>
      <text:p text:style-name="P17"><text:s text:c="4"/><text:span text:style-name="symbol0_5f_java">}</text:span></text:p>
      <text:p text:style-name="P17"><text:s text:c="4"/><text:span text:style-name="comment_5f_multi_5f_java">/*</text:span></text:p>
      <text:p text:style-name="P17"><text:soft-page-break/><text:span text:style-name="comment_5f_multi_5f_java"><text:s text:c="5"/>* Возвращает ID функции, которой пренадлежит данная переменная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3_5f_java">int</text:span> getFuncID<text:span text:style-name="symbol0_5f_java">()</text:span> <text:span text:style-name="symbol0_5f_java">{</text:span></text:p>
      <text:p text:style-name="P17"><text:s text:c="8"/><text:span text:style-name="keyword0_5f_java">return</text:span> m_idFunc<text:span text:style-name="symbol0_5f_java">;</text:span></text:p>
      <text:p text:style-name="P17"><text:s text:c="4"/><text:span text:style-name="symbol0_5f_java">}</text:span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pan text:style-name="symbol0_5f_java"/></text:p>
      <text:p text:style-name="P17"><text:s text:c="4"/><text:span text:style-name="comment_5f_multi_5f_java">/*</text:span></text:p>
      <text:p text:style-name="P17"><text:span text:style-name="comment_5f_multi_5f_java"><text:s text:c="5"/>* Возвращает тип переменной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2_5f_java">String</text:span> getType<text:span text:style-name="symbol0_5f_java">()</text:span> <text:span text:style-name="symbol0_5f_java">{</text:span></text:p>
      <text:p text:style-name="P17"><text:s text:c="8"/><text:span text:style-name="keyword0_5f_java">return</text:span> m_constantType<text:span text:style-name="symbol0_5f_java">;</text:span></text:p>
      <text:p text:style-name="P17"><text:s text:c="4"/><text:span text:style-name="symbol0_5f_java">}</text:span></text:p>
      <text:p text:style-name="P17"><text:span text:style-name="symbol0_5f_java">}</text:span></text:p>
      <text:p text:style-name="P19"/>
      <text:p text:style-name="P19"/>
      <text:p text:style-name="P30">Класс строки таблицы функций</text:p>
      <text:p text:style-name="P20"><text:span text:style-name="keyword2_5f_java">package</text:span> semantic<text:span text:style-name="symbol0_5f_java">;</text:span></text:p>
      <text:p text:style-name="P20"/>
      <text:p text:style-name="P20"><text:span text:style-name="keyword0_5f_java">import</text:span> java.<text:span text:style-name="member0_5f_java">util</text:span>.<text:span text:style-name="member0_5f_java">ArrayList</text:span><text:span text:style-name="symbol0_5f_java">;</text:span></text:p>
      <text:p text:style-name="P20"><text:span text:style-name="keyword0_5f_java">import</text:span> java.<text:span text:style-name="member0_5f_java">util</text:span>.<text:span text:style-name="member0_5f_java">Iterator</text:span><text:span text:style-name="symbol0_5f_java">;</text:span></text:p>
      <text:p text:style-name="P20"/>
      <text:p text:style-name="P20"><text:span text:style-name="keyword0_5f_java">public</text:span> <text:span text:style-name="keyword2_5f_java">class</text:span> FPTableRow <text:span text:style-name="symbol0_5f_java">{</text:span></text:p>
      <text:p text:style-name="P20"/>
      <text:p text:style-name="P20"><text:s text:c="4"/><text:span text:style-name="comment_5f_multi_5f_java">/*</text:span></text:p>
      <text:p text:style-name="P20"><text:span text:style-name="comment_5f_multi_5f_java"><text:s text:c="5"/>* Статический счетчик для ID</text:span></text:p>
      <text:p text:style-name="P20"><text:span text:style-name="comment_5f_multi_5f_java"><text:s text:c="5"/>*/</text:span></text:p>
      <text:p text:style-name="P20"><text:s text:c="4"/><text:span text:style-name="keyword0_5f_java">static</text:span> <text:span text:style-name="keyword3_5f_java">int</text:span> idCount <text:span text:style-name="symbol0_5f_java">=</text:span> <text:span text:style-name="number_5f_java">0</text:span><text:span text:style-name="symbol0_5f_java">;</text:span></text:p>
      <text:p text:style-name="P20"><text:s text:c="4"/><text:span text:style-name="comment_5f_multi_5f_java">/*</text:span></text:p>
      <text:p text:style-name="P20"><text:span text:style-name="comment_5f_multi_5f_java"><text:s text:c="5"/>* Имя функции</text:span></text:p>
      <text:p text:style-name="P20"><text:span text:style-name="comment_5f_multi_5f_java"><text:s text:c="5"/>*/</text:span></text:p>
      <text:p text:style-name="P20"><text:s text:c="4"/><text:span text:style-name="keyword0_5f_java">private</text:span> <text:span text:style-name="keyword2_5f_java">String</text:span> m_name<text:span text:style-name="symbol0_5f_java">;</text:span></text:p>
      <text:p text:style-name="P20"><text:s text:c="4"/><text:span text:style-name="comment_5f_multi_5f_java">/*</text:span></text:p>
      <text:p text:style-name="P20"><text:span text:style-name="comment_5f_multi_5f_java"><text:s text:c="5"/>* ID в таблице функций</text:span></text:p>
      <text:p text:style-name="P20"><text:span text:style-name="comment_5f_multi_5f_java"><text:s text:c="5"/>*/</text:span></text:p>
      <text:p text:style-name="P20"><text:s text:c="4"/><text:span text:style-name="keyword0_5f_java">private</text:span> <text:span text:style-name="keyword3_5f_java">int</text:span> m_ID<text:span text:style-name="symbol0_5f_java">;</text:span></text:p>
      <text:p text:style-name="P20"><text:s text:c="4"/><text:span text:style-name="comment_5f_multi_5f_java">/*</text:span></text:p>
      <text:p text:style-name="P20"><text:span text:style-name="comment_5f_multi_5f_java"><text:s text:c="5"/>* ID в таблице констант (NameAndType_info для функции)</text:span></text:p>
      <text:p text:style-name="P20"><text:span text:style-name="comment_5f_multi_5f_java"><text:s text:c="5"/>*/</text:span></text:p>
      <text:p text:style-name="P20"><text:s text:c="4"/><text:span text:style-name="keyword0_5f_java">private</text:span> <text:span text:style-name="keyword3_5f_java">int</text:span> m_constTableID<text:span text:style-name="symbol0_5f_java">;</text:span></text:p>
      <text:p text:style-name="P20"><text:s text:c="4"/><text:span text:style-name="comment_5f_multi_5f_java">/*</text:span></text:p>
      <text:p text:style-name="P20"><text:span text:style-name="comment_5f_multi_5f_java"><text:s text:c="5"/>* Возвращаемый тип</text:span></text:p>
      <text:p text:style-name="P20"><text:soft-page-break/><text:span text:style-name="comment_5f_multi_5f_java"><text:s text:c="5"/>*/</text:span></text:p>
      <text:p text:style-name="P20"><text:s text:c="4"/><text:span text:style-name="keyword0_5f_java">private</text:span> <text:span text:style-name="keyword2_5f_java">String</text:span> m_returnType<text:span text:style-name="symbol0_5f_java">;</text:span></text:p>
      <text:p text:style-name="P20"><text:s text:c="4"/><text:span text:style-name="comment_5f_multi_5f_java">/*</text:span></text:p>
      <text:p text:style-name="P20"><text:span text:style-name="comment_5f_multi_5f_java"><text:s text:c="5"/>* Количество параметров</text:span></text:p>
      <text:p text:style-name="P20"><text:span text:style-name="comment_5f_multi_5f_java"><text:s text:c="5"/>*/</text:span></text:p>
      <text:p text:style-name="P20"><text:s text:c="4"/><text:span text:style-name="keyword0_5f_java">private</text:span> <text:span text:style-name="keyword3_5f_java">int</text:span> m_parCount<text:span text:style-name="symbol0_5f_java">;</text:span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 text:c="4"/><text:span text:style-name="comment_5f_multi_5f_java">/*</text:span></text:p>
      <text:p text:style-name="P20"><text:span text:style-name="comment_5f_multi_5f_java"><text:s text:c="5"/>* Массив типов параметров</text:span></text:p>
      <text:p text:style-name="P20"><text:span text:style-name="comment_5f_multi_5f_java"><text:s text:c="5"/>*/</text:span></text:p>
      <text:p text:style-name="P20"><text:s text:c="4"/><text:span text:style-name="keyword0_5f_java">private</text:span> ArrayList<text:span text:style-name="symbol0_5f_java">&lt;</text:span><text:span text:style-name="keyword2_5f_java">String</text:span><text:span text:style-name="symbol0_5f_java">&gt;</text:span> m_parTypes<text:span text:style-name="symbol0_5f_java">;</text:span></text:p>
      <text:p text:style-name="P20"><text:s text:c="4"/><text:span text:style-name="comment_5f_multi_5f_java">/*</text:span></text:p>
      <text:p text:style-name="P20"><text:span text:style-name="comment_5f_multi_5f_java"><text:s text:c="5"/>* Дескриптор функции в формате NameAndType_info</text:span></text:p>
      <text:p text:style-name="P20"><text:span text:style-name="comment_5f_multi_5f_java"><text:s text:c="5"/>*/</text:span></text:p>
      <text:p text:style-name="P20"><text:s text:c="4"/><text:span text:style-name="keyword0_5f_java">private</text:span> <text:span text:style-name="keyword2_5f_java">String</text:span> m_descriptor<text:span text:style-name="symbol0_5f_java">;</text:span></text:p>
      <text:p text:style-name="P20"/>
      <text:p text:style-name="P20"><text:s text:c="4"/><text:span text:style-name="comment_5f_multi_5f_java">/*</text:span></text:p>
      <text:p text:style-name="P20"><text:span text:style-name="comment_5f_multi_5f_java"><text:s text:c="5"/>* Конструктор создаёт строку таблицы функций из ID в таблице констант</text:span></text:p>
      <text:p text:style-name="P20"><text:span text:style-name="comment_5f_multi_5f_java"><text:s text:c="5"/>* (NameAndType_info), имени функции, возвращаемого значения, количества</text:span></text:p>
      <text:p text:style-name="P20"><text:span text:style-name="comment_5f_multi_5f_java"><text:s text:c="5"/>* параметров, массива типов параметров</text:span></text:p>
      <text:p text:style-name="P20"><text:span text:style-name="comment_5f_multi_5f_java"><text:s text:c="5"/>*</text:span></text:p>
      <text:p text:style-name="P20"><text:span text:style-name="comment_5f_multi_5f_java"><text:s text:c="5"/>*/</text:span></text:p>
      <text:p text:style-name="P20"><text:s text:c="4"/><text:span text:style-name="keyword0_5f_java">public</text:span> FPTableRow<text:span text:style-name="symbol0_5f_java">(</text:span><text:span text:style-name="keyword3_5f_java">int</text:span> idConstTable, <text:span text:style-name="keyword2_5f_java">String</text:span> <text:span text:style-name="keyword2_5f_java">name</text:span>, <text:span text:style-name="keyword2_5f_java">String</text:span> returnType, <text:span text:style-name="keyword3_5f_java">int</text:span> countPar, ArrayList<text:span text:style-name="symbol0_5f_java">&lt;</text:span><text:span text:style-name="keyword2_5f_java">String</text:span><text:span text:style-name="symbol0_5f_java">&gt;</text:span> pars<text:span text:style-name="symbol0_5f_java">)</text:span> <text:span text:style-name="symbol0_5f_java">{</text:span></text:p>
      <text:p text:style-name="P20"><text:s text:c="8"/>m_constTableID <text:span text:style-name="symbol0_5f_java">=</text:span> idConstTable<text:span text:style-name="symbol0_5f_java">;</text:span></text:p>
      <text:p text:style-name="P20"><text:s text:c="8"/>m_ID <text:span text:style-name="symbol0_5f_java">=</text:span> idCount<text:span text:style-name="symbol0_5f_java">++;</text:span></text:p>
      <text:p text:style-name="P20"><text:s text:c="8"/>m_name <text:span text:style-name="symbol0_5f_java">=</text:span> <text:span text:style-name="keyword2_5f_java">name</text:span><text:span text:style-name="symbol0_5f_java">;</text:span></text:p>
      <text:p text:style-name="P20"><text:s text:c="8"/><text:span text:style-name="keyword0_5f_java">if</text:span> <text:span text:style-name="symbol0_5f_java">(</text:span>returnType <text:span text:style-name="symbol0_5f_java">!=</text:span> <text:span text:style-name="keyword1_5f_java">null</text:span><text:span text:style-name="symbol0_5f_java">)</text:span> <text:span text:style-name="symbol0_5f_java">{</text:span></text:p>
      <text:p text:style-name="P20"><text:s text:c="12"/>m_returnType <text:span text:style-name="symbol0_5f_java">=</text:span> returnType<text:span text:style-name="symbol0_5f_java">;</text:span></text:p>
      <text:p text:style-name="P20"><text:s text:c="8"/><text:span text:style-name="symbol0_5f_java">}</text:span> <text:span text:style-name="keyword0_5f_java">else</text:span> <text:span text:style-name="symbol0_5f_java">{</text:span></text:p>
      <text:p text:style-name="P20"><text:s text:c="12"/>m_returnType <text:span text:style-name="symbol0_5f_java">=</text:span> <text:span text:style-name="string_5f_java">"V"</text:span><text:span text:style-name="symbol0_5f_java">;</text:span></text:p>
      <text:p text:style-name="P20"><text:s text:c="8"/><text:span text:style-name="symbol0_5f_java">}</text:span></text:p>
      <text:p text:style-name="P20"><text:s text:c="8"/>m_parCount <text:span text:style-name="symbol0_5f_java">=</text:span> countPar<text:span text:style-name="symbol0_5f_java">;</text:span></text:p>
      <text:p text:style-name="P20"><text:s text:c="8"/>m_parTypes <text:span text:style-name="symbol0_5f_java">=</text:span> pars<text:span text:style-name="symbol0_5f_java">;</text:span></text:p>
      <text:p text:style-name="P20"><text:s text:c="8"/>m_descriptor <text:span text:style-name="symbol0_5f_java">=</text:span> makeDescriptor<text:span text:style-name="symbol0_5f_java">(</text:span>pars, m_returnType<text:span text:style-name="symbol0_5f_java">);</text:span></text:p>
      <text:p text:style-name="P20"/>
      <text:p text:style-name="P20"><text:s text:c="8"/>translateTypes<text:span text:style-name="symbol0_5f_java">();</text:span></text:p>
      <text:p text:style-name="P20"><text:s text:c="4"/><text:span text:style-name="symbol0_5f_java">}</text:span></text:p>
      <text:p text:style-name="P20"/>
      <text:p text:style-name="P20"><text:s text:c="4"/><text:span text:style-name="comment_5f_multi_5f_java">/*</text:span></text:p>
      <text:p text:style-name="P20"><text:span text:style-name="comment_5f_multi_5f_java"><text:s text:c="5"/>* Переводит типы из вида "цел" и "симтаб[10" в вид "I" и "[C"</text:span></text:p>
      <text:p text:style-name="P20"><text:span text:style-name="comment_5f_multi_5f_java"><text:s text:c="5"/>*/</text:span></text:p>
      <text:p text:style-name="P20"><text:s text:c="4"/><text:span text:style-name="keyword0_5f_java">private</text:span> <text:span text:style-name="keyword3_5f_java">void</text:span> translateTypes<text:span text:style-name="symbol0_5f_java">()</text:span> <text:span text:style-name="symbol0_5f_java">{</text:span></text:p>
      <text:p text:style-name="P20"><text:s text:c="8"/>ArrayList<text:span text:style-name="symbol0_5f_java">&lt;</text:span><text:span text:style-name="keyword2_5f_java">String</text:span><text:span text:style-name="symbol0_5f_java">&gt;</text:span> newPars <text:span text:style-name="symbol0_5f_java">=</text:span> <text:span text:style-name="keyword0_5f_java">new</text:span> <text:span text:style-name="keyword2_5f_java">ArrayList</text:span><text:span text:style-name="symbol0_5f_java">();</text:span></text:p>
      <text:p text:style-name="P20"><text:s text:c="8"/><text:span text:style-name="keyword2_5f_java">String</text:span> temp <text:span text:style-name="symbol0_5f_java">=</text:span> <text:span text:style-name="string_5f_java">""</text:span><text:span text:style-name="symbol0_5f_java">;</text:span></text:p>
      <text:p text:style-name="P20"><text:s text:c="8"/><text:span text:style-name="keyword0_5f_java">for</text:span> <text:span text:style-name="symbol0_5f_java">(</text:span><text:span text:style-name="keyword2_5f_java">String</text:span> s <text:span text:style-name="symbol0_5f_java">:</text:span> m_parTypes<text:span text:style-name="symbol0_5f_java">)</text:span> <text:span text:style-name="symbol0_5f_java">{</text:span></text:p>
      <text:p text:style-name="P20"><text:soft-page-break/><text:s text:c="12"/><text:span text:style-name="keyword2_5f_java">String</text:span><text:span text:style-name="symbol0_5f_java">[]</text:span> _sArr <text:span text:style-name="symbol0_5f_java">=</text:span> s.<text:span text:style-name="member0_5f_java">split</text:span><text:span text:style-name="symbol0_5f_java">(</text:span><text:span text:style-name="string_5f_java">"</text:span><text:span text:style-name="escaped_5f_java">\\</text:span><text:span text:style-name="string_5f_java">["</text:span><text:span text:style-name="symbol0_5f_java">);</text:span></text:p>
      <text:p text:style-name="P20"><text:s text:c="12"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1</text:span><text:span text:style-name="symbol0_5f_java">;</text:span> i <text:span text:style-name="symbol0_5f_java">&lt;</text:span> _sArr.<text:span text:style-name="member0_5f_java">length</text:span><text:span text:style-name="symbol0_5f_java">;</text:span> i<text:span text:style-name="symbol0_5f_java">++)</text:span> <text:span text:style-name="symbol0_5f_java">{</text:span></text:p>
      <text:p text:style-name="P20"><text:s text:c="16"/>temp <text:span text:style-name="symbol0_5f_java">+=</text:span> <text:span text:style-name="string_5f_java">"["</text:span><text:span text:style-name="symbol0_5f_java">;</text:span></text:p>
      <text:p text:style-name="P20"><text:s text:c="12"/><text:span text:style-name="symbol0_5f_java">}</text:span></text:p>
      <text:p text:style-name="P20"><text:s text:c="12"/>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цел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I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сим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C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ит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Ljava/lang/String;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ог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Z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вещ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D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цел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><text:s text:c="16"/>temp <text:span text:style-name="symbol0_5f_java">+=</text:span> <text:span text:style-name="string_5f_java">"I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сим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><text:s text:c="16"/>temp <text:span text:style-name="symbol0_5f_java">+=</text:span> <text:span text:style-name="string_5f_java">"C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ит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><text:s text:c="16"/>temp <text:span text:style-name="symbol0_5f_java">+=</text:span> <text:span text:style-name="string_5f_java">"Ljava/lang/String;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ог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><text:s text:c="16"/>temp <text:span text:style-name="symbol0_5f_java">+=</text:span> <text:span text:style-name="string_5f_java">"Z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вещ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><text:s text:c="16"/>temp <text:span text:style-name="symbol0_5f_java">+=</text:span> <text:span text:style-name="string_5f_java">"D"</text:span><text:span text:style-name="symbol0_5f_java">;</text:span></text:p>
      <text:p text:style-name="P20"><text:s text:c="12"/><text:span text:style-name="symbol0_5f_java">}</text:span></text:p>
      <text:p text:style-name="P20"><text:s text:c="12"/>newPars.<text:span text:style-name="member0_5f_java">add</text:span><text:span text:style-name="symbol0_5f_java">(</text:span>temp<text:span text:style-name="symbol0_5f_java">);</text:span></text:p>
      <text:p text:style-name="P20"><text:s text:c="12"/>temp <text:span text:style-name="symbol0_5f_java">=</text:span> <text:span text:style-name="string_5f_java">""</text:span><text:span text:style-name="symbol0_5f_java">;</text:span></text:p>
      <text:p text:style-name="P20"><text:s text:c="8"/><text:span text:style-name="symbol0_5f_java">}</text:span></text:p>
      <text:p text:style-name="P20"><text:s text:c="8"/>m_parTypes <text:span text:style-name="symbol0_5f_java">=</text:span> newPars<text:span text:style-name="symbol0_5f_java">;</text:span></text:p>
      <text:p text:style-name="P20"><text:s text:c="4"/><text:span text:style-name="symbol0_5f_java">}</text:span></text:p>
      <text:p text:style-name="P20"/>
      <text:p text:style-name="P20"><text:s text:c="4"/><text:span text:style-name="comment_5f_multi_5f_java">/*</text:span></text:p>
      <text:p text:style-name="P20"><text:span text:style-name="comment_5f_multi_5f_java"><text:s text:c="5"/>* Создаёт дескриптор функции из массива параметров и возвращаемого значения</text:span></text:p>
      <text:p text:style-name="P20"><text:span text:style-name="comment_5f_multi_5f_java"><text:s text:c="5"/>* в формате NameAndType_info</text:span></text:p>
      <text:p text:style-name="P20"><text:span text:style-name="comment_5f_multi_5f_java"><text:s text:c="5"/>*/</text:span></text:p>
      <text:p text:style-name="P20"><text:s text:c="4"/><text:span text:style-name="keyword0_5f_java">public</text:span> <text:span text:style-name="keyword0_5f_java">static</text:span> <text:span text:style-name="keyword2_5f_java">String</text:span> makeDescriptor<text:span text:style-name="symbol0_5f_java">(</text:span>ArrayList<text:span text:style-name="symbol0_5f_java">&lt;</text:span><text:span text:style-name="keyword2_5f_java">String</text:span><text:span text:style-name="symbol0_5f_java">&gt;</text:span> parTypes, <text:span text:style-name="keyword2_5f_java">String</text:span> ret<text:span text:style-name="symbol0_5f_java">)</text:span> <text:span text:style-name="symbol0_5f_java">{</text:span></text:p>
      <text:p text:style-name="P20"><text:s text:c="8"/><text:span text:style-name="keyword2_5f_java">String</text:span> temp <text:span text:style-name="symbol0_5f_java">=</text:span> <text:span text:style-name="string_5f_java">""</text:span><text:span text:style-name="symbol0_5f_java">;</text:span></text:p>
      <text:p text:style-name="P20"><text:s text:c="8"/>temp <text:span text:style-name="symbol0_5f_java">+=</text:span> <text:span text:style-name="string_5f_java">"("</text:span><text:span text:style-name="symbol0_5f_java">;</text:span></text:p>
      <text:p text:style-name="P20"><text:s text:c="8"/><text:span text:style-name="keyword0_5f_java">for</text:span> <text:span text:style-name="symbol0_5f_java">(</text:span><text:span text:style-name="keyword2_5f_java">String</text:span> s <text:span text:style-name="symbol0_5f_java">:</text:span> parTypes<text:span text:style-name="symbol0_5f_java">)</text:span> <text:span text:style-name="symbol0_5f_java">{</text:span></text:p>
      <text:p text:style-name="P20"><text:s text:c="12"/><text:span text:style-name="keyword2_5f_java">String</text:span><text:span text:style-name="symbol0_5f_java">[]</text:span> _sArr <text:span text:style-name="symbol0_5f_java">=</text:span> s.<text:span text:style-name="member0_5f_java">split</text:span><text:span text:style-name="symbol0_5f_java">(</text:span><text:span text:style-name="string_5f_java">"</text:span><text:span text:style-name="escaped_5f_java">\\</text:span><text:span text:style-name="string_5f_java">["</text:span><text:span text:style-name="symbol0_5f_java">);</text:span></text:p>
      <text:p text:style-name="P20"><text:s text:c="12"/><text:span text:style-name="keyword0_5f_java">for</text:span> <text:span text:style-name="symbol0_5f_java">(</text:span><text:span text:style-name="keyword3_5f_java">int</text:span> i <text:span text:style-name="symbol0_5f_java">=</text:span> <text:span text:style-name="number_5f_java">1</text:span><text:span text:style-name="symbol0_5f_java">;</text:span> i <text:span text:style-name="symbol0_5f_java">&lt;</text:span> _sArr.<text:span text:style-name="member0_5f_java">length</text:span><text:span text:style-name="symbol0_5f_java">;</text:span> i<text:span text:style-name="symbol0_5f_java">++)</text:span> <text:span text:style-name="symbol0_5f_java">{</text:span></text:p>
      <text:p text:style-name="P20"><text:s text:c="16"/>temp <text:span text:style-name="symbol0_5f_java">+=</text:span> <text:span text:style-name="string_5f_java">"["</text:span><text:span text:style-name="symbol0_5f_java">;</text:span></text:p>
      <text:p text:style-name="P20"><text:s text:c="12"/><text:span text:style-name="symbol0_5f_java">}</text:span></text:p>
      <text:p text:style-name="P20"/>
      <text:p text:style-name="P20"><text:s text:c="12"/>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цел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I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сим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C"</text:span><text:span text:style-name="symbol0_5f_java">;</text:span></text:p>
      <text:p text:style-name="P20"><text:soft-page-break/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вещ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D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ит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Ljava/lang/String;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equals</text:span><text:span text:style-name="symbol0_5f_java">(</text:span><text:span text:style-name="string_5f_java">"лог"</text:span><text:span text:style-name="symbol0_5f_java">))</text:span> <text:span text:style-name="symbol0_5f_java">{</text:span></text:p>
      <text:p text:style-name="P20"><text:s text:c="16"/>temp <text:span text:style-name="symbol0_5f_java">+=</text:span> <text:span text:style-name="string_5f_java">"Z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цел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/>
      <text:p text:style-name="P20"><text:s text:c="16"/>temp <text:span text:style-name="symbol0_5f_java">+=</text:span> <text:span text:style-name="string_5f_java">"I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вещ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/>
      <text:p text:style-name="P20"><text:s text:c="16"/>temp <text:span text:style-name="symbol0_5f_java">+=</text:span> <text:span text:style-name="string_5f_java">"D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сим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/>
      <text:p text:style-name="P20"><text:s text:c="16"/>temp <text:span text:style-name="symbol0_5f_java">+=</text:span> <text:span text:style-name="string_5f_java">"C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ит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/>
      <text:p text:style-name="P20"><text:s text:c="16"/>temp <text:span text:style-name="symbol0_5f_java">+=</text:span> <text:span text:style-name="string_5f_java">"Ljava/lang/String;"</text:span><text:span text:style-name="symbol0_5f_java">;</text:span></text:p>
      <text:p text:style-name="P20"><text:s text:c="12"/><text:span text:style-name="symbol0_5f_java">}</text:span> <text:span text:style-name="keyword0_5f_java">else</text:span> <text:span text:style-name="keyword0_5f_java">if</text:span> <text:span text:style-name="symbol0_5f_java">(</text:span>s.<text:span text:style-name="member0_5f_java">indexOf</text:span><text:span text:style-name="symbol0_5f_java">(</text:span><text:span text:style-name="string_5f_java">"логтаб"</text:span><text:span text:style-name="symbol0_5f_java">)</text:span> <text:span text:style-name="symbol0_5f_java">!=</text:span> <text:span text:style-name="symbol0_5f_java">-</text:span><text:span text:style-name="number_5f_java">1</text:span><text:span text:style-name="symbol0_5f_java">)</text:span> <text:span text:style-name="symbol0_5f_java">{</text:span></text:p>
      <text:p text:style-name="P20"/>
      <text:p text:style-name="P20"><text:s text:c="16"/>temp <text:span text:style-name="symbol0_5f_java">+=</text:span> <text:span text:style-name="string_5f_java">"Z"</text:span><text:span text:style-name="symbol0_5f_java">;</text:span></text:p>
      <text:p text:style-name="P20"><text:s text:c="12"/><text:span text:style-name="symbol0_5f_java">}</text:span></text:p>
      <text:p text:style-name="P20"><text:s text:c="8"/><text:span text:style-name="symbol0_5f_java">}</text:span></text:p>
      <text:p text:style-name="P20"><text:s text:c="8"/>temp <text:span text:style-name="symbol0_5f_java">+=</text:span> <text:span text:style-name="string_5f_java">")"</text:span><text:span text:style-name="symbol0_5f_java">;</text:span></text:p>
      <text:p text:style-name="P20"><text:s text:c="8"/>temp <text:span text:style-name="symbol0_5f_java">+=</text:span> ret<text:span text:style-name="symbol0_5f_java">;</text:span></text:p>
      <text:p text:style-name="P20"><text:s text:c="8"/><text:span text:style-name="keyword0_5f_java">return</text:span> temp<text:span text:style-name="symbol0_5f_java">;</text:span></text:p>
      <text:p text:style-name="P20"/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pan text:style-name="comment_5f_multi_5f_java"><text:s text:c="5"/>* Устанавливает имя функции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void</text:span> setName<text:span text:style-name="symbol0_5f_java">(</text:span><text:span text:style-name="keyword2_5f_java">String</text:span> newName<text:span text:style-name="symbol0_5f_java">)</text:span> <text:span text:style-name="symbol0_5f_java">{</text:span></text:p>
      <text:p text:style-name="P20"><text:s text:c="8"/>m_name <text:span text:style-name="symbol0_5f_java">=</text:span> newName<text:span text:style-name="symbol0_5f_java">;</text:span></text:p>
      <text:p text:style-name="P20"><text:s text:c="4"/><text:span text:style-name="symbol0_5f_java">}</text:span></text:p>
      <text:p text:style-name="P20"/>
      <text:p text:style-name="P20"><text:s text:c="4"/><text:span text:style-name="comment_5f_multi_5f_java">/*</text:span></text:p>
      <text:p text:style-name="P20"><text:span text:style-name="comment_5f_multi_5f_java"><text:s text:c="5"/>* Устанавливает тип возращаемого значения</text:span></text:p>
      <text:p text:style-name="P20"><text:span text:style-name="comment_5f_multi_5f_java"><text:s text:c="5"/>*/</text:span></text:p>
      <text:p text:style-name="P20"><text:s text:c="4"/><text:span text:style-name="keyword0_5f_java">public</text:span> <text:span text:style-name="keyword3_5f_java">void</text:span> setReturnType<text:span text:style-name="symbol0_5f_java">(</text:span><text:span text:style-name="keyword2_5f_java">String</text:span> type<text:span text:style-name="symbol0_5f_java">)</text:span> <text:span text:style-name="symbol0_5f_java">{</text:span></text:p>
      <text:p text:style-name="P20"><text:s text:c="8"/>m_returnType <text:span text:style-name="symbol0_5f_java">=</text:span> type<text:span text:style-name="symbol0_5f_java">;</text:span></text:p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pan text:style-name="comment_5f_multi_5f_java"><text:s text:c="5"/>* Устанавливает ID записи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void</text:span> set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20"><text:s text:c="8"/>m_ID <text:span text:style-name="symbol0_5f_java">=</text:span> id<text:span text:style-name="symbol0_5f_java">;</text:span></text:p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oft-page-break/><text:span text:style-name="comment_5f_multi_5f_java"><text:s text:c="5"/>* Устанавливает число параметров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void</text:span> setParCount<text:span text:style-name="symbol0_5f_java">(</text:span><text:span text:style-name="keyword3_5f_java">int</text:span> count<text:span text:style-name="symbol0_5f_java">)</text:span> <text:span text:style-name="symbol0_5f_java">{</text:span></text:p>
      <text:p text:style-name="P20"><text:s text:c="8"/>m_parCount <text:span text:style-name="symbol0_5f_java">=</text:span> count<text:span text:style-name="symbol0_5f_java">;</text:span></text:p>
      <text:p text:style-name="P20"><text:s text:c="4"/><text:span text:style-name="symbol0_5f_java">}</text:span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 text:c="4"/><text:span text:style-name="comment_5f_multi_5f_java">/*</text:span></text:p>
      <text:p text:style-name="P20"><text:span text:style-name="comment_5f_multi_5f_java"><text:s text:c="5"/>* Устанавливает типы параметров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void</text:span> setParTypes<text:span text:style-name="symbol0_5f_java">(</text:span>ArrayList<text:span text:style-name="symbol0_5f_java">&lt;</text:span><text:span text:style-name="keyword2_5f_java">String</text:span><text:span text:style-name="symbol0_5f_java">&gt;</text:span> <text:span text:style-name="keyword2_5f_java">types</text:span><text:span text:style-name="symbol0_5f_java">)</text:span> <text:span text:style-name="symbol0_5f_java">{</text:span></text:p>
      <text:p text:style-name="P20"><text:s text:c="8"/>m_parTypes <text:span text:style-name="symbol0_5f_java">=</text:span> <text:span text:style-name="keyword2_5f_java">types</text:span><text:span text:style-name="symbol0_5f_java">;</text:span></text:p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pan text:style-name="comment_5f_multi_5f_java"><text:s text:c="5"/>* Возвращает имя записи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2_5f_java">String</text:span> getName<text:span text:style-name="symbol0_5f_java">()</text:span> <text:span text:style-name="symbol0_5f_java">{</text:span></text:p>
      <text:p text:style-name="P20"><text:s text:c="8"/><text:span text:style-name="keyword0_5f_java">return</text:span> m_name<text:span text:style-name="symbol0_5f_java">;</text:span></text:p>
      <text:p text:style-name="P20"><text:s text:c="4"/><text:span text:style-name="symbol0_5f_java">}</text:span></text:p>
      <text:p text:style-name="P20"><text:span text:style-name="symbol0_5f_java"/></text:p>
      <text:p text:style-name="P20"><text:span text:style-name="symbol0_5f_java"/></text:p>
      <text:p text:style-name="P20"><text:s text:c="4"/><text:span text:style-name="comment_5f_multi_5f_java">/*</text:span></text:p>
      <text:p text:style-name="P20"><text:span text:style-name="comment_5f_multi_5f_java"><text:s text:c="5"/>* Возвращает ID записи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20"><text:s text:c="8"/><text:span text:style-name="keyword0_5f_java">return</text:span> m_ID<text:span text:style-name="symbol0_5f_java">;</text:span></text:p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pan text:style-name="comment_5f_multi_5f_java"><text:s text:c="5"/>* Возвращает тип возвращаемого значения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2_5f_java">String</text:span> getReturnType<text:span text:style-name="symbol0_5f_java">()</text:span> <text:span text:style-name="symbol0_5f_java">{</text:span></text:p>
      <text:p text:style-name="P20"><text:s text:c="8"/><text:span text:style-name="keyword0_5f_java">return</text:span> m_returnType<text:span text:style-name="symbol0_5f_java">;</text:span></text:p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pan text:style-name="comment_5f_multi_5f_java"><text:s text:c="5"/>* Возвращает количество параметров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int</text:span> getParCount<text:span text:style-name="symbol0_5f_java">()</text:span> <text:span text:style-name="symbol0_5f_java">{</text:span></text:p>
      <text:p text:style-name="P20"><text:s text:c="8"/><text:span text:style-name="keyword0_5f_java">return</text:span> m_parCount<text:span text:style-name="symbol0_5f_java">;</text:span></text:p>
      <text:p text:style-name="P20"><text:s text:c="4"/><text:span text:style-name="symbol0_5f_java">}</text:span></text:p>
      <text:p text:style-name="P20"/>
      <text:p text:style-name="P20"><text:s text:c="4"/><text:span text:style-name="comment_5f_multi_5f_java">/*</text:span></text:p>
      <text:p text:style-name="P20"><text:span text:style-name="comment_5f_multi_5f_java"><text:s text:c="5"/>* Возвращает массив с типами параметров</text:span></text:p>
      <text:p text:style-name="P20"><text:span text:style-name="comment_5f_multi_5f_java"><text:s text:c="5"/>*/</text:span></text:p>
      <text:p text:style-name="P20"><text:soft-page-break/><text:s text:c="4"/><text:span text:style-name="keyword0_5f_java">public</text:span> ArrayList<text:span text:style-name="symbol0_5f_java">&lt;</text:span><text:span text:style-name="keyword2_5f_java">String</text:span><text:span text:style-name="symbol0_5f_java">&gt;</text:span> getParTypes<text:span text:style-name="symbol0_5f_java">()</text:span> <text:span text:style-name="symbol0_5f_java">{</text:span></text:p>
      <text:p text:style-name="P20"><text:s text:c="8"/><text:span text:style-name="keyword0_5f_java">return</text:span> m_parTypes<text:span text:style-name="symbol0_5f_java">;</text:span></text:p>
      <text:p text:style-name="P20"><text:s text:c="4"/><text:span text:style-name="symbol0_5f_java">}</text:span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 text:c="4"/><text:span text:style-name="comment_5f_multi_5f_java">/*</text:span></text:p>
      <text:p text:style-name="P20"><text:span text:style-name="comment_5f_multi_5f_java"><text:s text:c="5"/>* Возвращает индекс в таблице констант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int</text:span> getConstTableID<text:span text:style-name="symbol0_5f_java">()</text:span> <text:span text:style-name="symbol0_5f_java">{</text:span></text:p>
      <text:p text:style-name="P20"><text:s text:c="8"/><text:span text:style-name="keyword0_5f_java">return</text:span> m_constTableID<text:span text:style-name="symbol0_5f_java">;</text:span></text:p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pan text:style-name="comment_5f_multi_5f_java"><text:s text:c="5"/>* Устанавливает индекс в таблице констант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void</text:span> setConstTable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20"><text:s text:c="8"/>m_constTableID <text:span text:style-name="symbol0_5f_java">=</text:span> id<text:span text:style-name="symbol0_5f_java">;</text:span></text:p>
      <text:p text:style-name="P20"><text:s text:c="4"/><text:span text:style-name="symbol0_5f_java">}</text:span></text:p>
      <text:p text:style-name="P20"><text:s text:c="4"/><text:span text:style-name="comment_5f_multi_5f_java">/*</text:span></text:p>
      <text:p text:style-name="P20"><text:span text:style-name="comment_5f_multi_5f_java"><text:s text:c="5"/>* Печатает строку в stdout</text:span></text:p>
      <text:p text:style-name="P20"><text:span text:style-name="comment_5f_multi_5f_java"><text:s text:c="5"/>*/</text:span></text:p>
      <text:p text:style-name="P20"/>
      <text:p text:style-name="P20"><text:s text:c="4"/><text:span text:style-name="keyword0_5f_java">public</text:span> <text:span text:style-name="keyword3_5f_java">void</text:span> printRow<text:span text:style-name="symbol0_5f_java">()</text:span> <text:span text:style-name="symbol0_5f_java">{</text:span></text:p>
      <text:p text:style-name="P20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d|%s|%s|%d|%s|</text:span><text:span text:style-name="escaped_5f_java">\n</text:span><text:span text:style-name="string_5f_java">"</text:span>, m_ID, m_constTableID, m_returnType, m_name, m_parCount, m_descriptor<text:span text:style-name="symbol0_5f_java">);</text:span></text:p>
      <text:p text:style-name="P20"/>
      <text:p text:style-name="P20"><text:s text:c="4"/><text:span text:style-name="symbol0_5f_java">}</text:span></text:p>
      <text:p text:style-name="P20"><text:span text:style-name="symbol0_5f_java">}</text:span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oft-page-break/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20"><text:span text:style-name="symbol0_5f_java"/></text:p>
      <text:p text:style-name="P18"><text:span text:style-name="symbol0_5f_java"/></text:p>
      <text:p text:style-name="P13">Класс строки таблицы констант</text:p>
      <text:p text:style-name="P17"/>
      <text:p text:style-name="P17"><text:span text:style-name="keyword2_5f_java">package</text:span> semantic<text:span text:style-name="symbol0_5f_java">;</text:span></text:p>
      <text:p text:style-name="P17"/>
      <text:p text:style-name="P17"><text:span text:style-name="keyword0_5f_java">import</text:span> java.<text:span text:style-name="member0_5f_java">util</text:span>.<text:span text:style-name="symbol0_5f_java">*;</text:span></text:p>
      <text:p text:style-name="P17"/>
      <text:p text:style-name="P17"><text:span text:style-name="comment_5f_multi_5f_java">/**</text:span></text:p>
      <text:p text:style-name="P17"><text:span text:style-name="comment_5f_multi_5f_java"><text:s/>* Строка таблицы констант</text:span></text:p>
      <text:p text:style-name="P17"><text:span text:style-name="comment_5f_multi_5f_java"><text:s/>*/</text:span></text:p>
      <text:p text:style-name="P17"><text:span text:style-name="comment_5f_multi_5f_java">/*</text:span></text:p>
      <text:p text:style-name="P17"><text:span text:style-name="comment_5f_multi_5f_java"><text:s/>* |constantID|Locations|typeOfConstant|value|</text:span></text:p>
      <text:p text:style-name="P17"><text:span text:style-name="comment_5f_multi_5f_java"><text:s/>* </text:span></text:p>
      <text:p text:style-name="P17"><text:span text:style-name="comment_5f_multi_5f_java">*/</text:span></text:p>
      <text:p text:style-name="P17"><text:span text:style-name="keyword0_5f_java">public</text:span> <text:span text:style-name="keyword2_5f_java">class</text:span> ConstantsTableRow <text:span text:style-name="symbol0_5f_java">{</text:span></text:p>
      <text:p text:style-name="P17"/>
      <text:p text:style-name="P17"><text:s text:c="4"/><text:span text:style-name="comment_5f_multi_5f_java">/**</text:span></text:p>
      <text:p text:style-name="P17"><text:span text:style-name="comment_5f_multi_5f_java"><text:s text:c="5"/>* Статический счётчик для вычисления следующего ID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0_5f_java">static</text:span> <text:span text:style-name="keyword3_5f_java">int</text:span> m_constantIDCount <text:span text:style-name="symbol0_5f_java">=</text:span> <text:span text:style-name="number_5f_java">1</text:span><text:span text:style-name="symbol0_5f_java">;</text:span></text:p>
      <text:p text:style-name="P17"><text:s text:c="4"/><text:span text:style-name="comment_5f_multi_5f_java">/**</text:span></text:p>
      <text:p text:style-name="P17"><text:span text:style-name="comment_5f_multi_5f_java"><text:s text:c="5"/>* Идентификатор константы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3_5f_java">int</text:span> m_constantID<text:span text:style-name="symbol0_5f_java">;</text:span></text:p>
      <text:p text:style-name="P17"><text:s text:c="4"/><text:span text:style-name="comment_5f_multi_5f_java">/**</text:span></text:p>
      <text:p text:style-name="P17"><text:span text:style-name="comment_5f_multi_5f_java"><text:s text:c="5"/>* Местоположения в коде</text:span></text:p>
      <text:p text:style-name="P17"><text:span text:style-name="comment_5f_multi_5f_java"><text:s text:c="5"/>*/</text:span></text:p>
      <text:p text:style-name="P17"><text:s text:c="4"/><text:span text:style-name="keyword0_5f_java">private</text:span> ArrayList<text:span text:style-name="symbol0_5f_java">&lt;</text:span><text:span text:style-name="keyword2_5f_java">Integer</text:span><text:span text:style-name="symbol0_5f_java">&gt;</text:span> m_locations<text:span text:style-name="symbol0_5f_java">;</text:span></text:p>
      <text:p text:style-name="P17"><text:s text:c="4"/><text:span text:style-name="comment_5f_multi_5f_java">/**</text:span></text:p>
      <text:p text:style-name="P17"><text:span text:style-name="comment_5f_multi_5f_java"><text:s text:c="5"/>* Тип константы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2_5f_java">String</text:span> m_typeOfConstant<text:span text:style-name="symbol0_5f_java">;</text:span></text:p>
      <text:p text:style-name="P17"><text:s text:c="4"/><text:span text:style-name="comment_5f_multi_5f_java">/**</text:span></text:p>
      <text:p text:style-name="P17"><text:span text:style-name="comment_5f_multi_5f_java"><text:s text:c="5"/>* Значение константы</text:span></text:p>
      <text:p text:style-name="P17"><text:span text:style-name="comment_5f_multi_5f_java"><text:s text:c="5"/>*/</text:span></text:p>
      <text:p text:style-name="P17"><text:s text:c="4"/><text:span text:style-name="keyword0_5f_java">private</text:span> <text:span text:style-name="keyword2_5f_java">Object</text:span> m_value<text:span text:style-name="symbol0_5f_java">;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Конструктор, создающий строку таблицы констант с положениями в коде locs,</text:span></text:p>
      <text:p text:style-name="P17"><text:span text:style-name="comment_5f_multi_5f_java"><text:s text:c="5"/>* типом type и значением константы value</text:span></text:p>
      <text:p text:style-name="P17"><text:span text:style-name="comment_5f_multi_5f_java"><text:s text:c="5"/>*/</text:span></text:p>
      <text:p text:style-name="P17"><text:s text:c="4"/><text:span text:style-name="keyword0_5f_java">public</text:span> ConstantsTableRow<text:span text:style-name="symbol0_5f_java">(</text:span>ArrayList<text:span text:style-name="symbol0_5f_java">&lt;</text:span><text:span text:style-name="keyword2_5f_java">Integer</text:span><text:span text:style-name="symbol0_5f_java">&gt;</text:span> locs, <text:span text:style-name="keyword2_5f_java">String</text:span> <text:span text:style-name="keyword25_5f_java5">type</text:span>, <text:span text:style-name="keyword2_5f_java">Object</text:span> value<text:span text:style-name="symbol0_5f_java">)</text:span> <text:span text:style-name="symbol0_5f_java">{</text:span></text:p>
      <text:p text:style-name="P17"><text:s text:c="8"/>m_locations <text:span text:style-name="symbol0_5f_java">=</text:span> locs<text:span text:style-name="symbol0_5f_java">;</text:span></text:p>
      <text:p text:style-name="P17"><text:s text:c="8"/>m_typeOfConstant <text:span text:style-name="symbol0_5f_java">=</text:span> <text:span text:style-name="keyword25_5f_java5">type</text:span><text:span text:style-name="symbol0_5f_java">;</text:span></text:p>
      <text:p text:style-name="P17"><text:s text:c="8"/>m_value <text:span text:style-name="symbol0_5f_java">=</text:span> value<text:span text:style-name="symbol0_5f_java">;</text:span></text:p>
      <text:p text:style-name="P17"><text:s text:c="8"/>m_constantID <text:span text:style-name="symbol0_5f_java">=</text:span> m_constantIDCount<text:span text:style-name="symbol0_5f_java">;</text:span></text:p>
      <text:p text:style-name="P17"><text:s text:c="8"/>m_constantIDCount<text:span text:style-name="symbol0_5f_java">++;</text:span></text:p>
      <text:p text:style-name="P17"><text:s text:c="4"/><text:span text:style-name="symbol0_5f_java">}</text:span></text:p>
      <text:p text:style-name="P17"><text:s text:c="4"/><text:span text:style-name="comment_5f_multi_5f_java">/*</text:span></text:p>
      <text:p text:style-name="P17"><text:span text:style-name="comment_5f_multi_5f_java"><text:s text:c="5"/>* Конструктор, создающий строку таблицы констант с положением loc, типом</text:span></text:p>
      <text:p text:style-name="P17"><text:span text:style-name="comment_5f_multi_5f_java"><text:s text:c="5"/>* type и значением константы value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ConstantsTableRow<text:span text:style-name="symbol0_5f_java">(</text:span><text:span text:style-name="keyword3_5f_java">int</text:span> loc, <text:span text:style-name="keyword2_5f_java">String</text:span> <text:span text:style-name="keyword25_5f_java5">type</text:span>, <text:span text:style-name="keyword2_5f_java">Object</text:span> value<text:span text:style-name="symbol0_5f_java">)</text:span> <text:span text:style-name="symbol0_5f_java">{</text:span></text:p>
      <text:p text:style-name="P17"><text:s text:c="8"/>m_locations <text:span text:style-name="symbol0_5f_java">=</text:span> <text:span text:style-name="keyword0_5f_java">new</text:span> <text:span text:style-name="keyword2_5f_java">ArrayList</text:span><text:span text:style-name="symbol0_5f_java">();</text:span></text:p>
      <text:p text:style-name="P17"><text:s text:c="8"/>m_locations.<text:span text:style-name="member0_5f_java">add</text:span><text:span text:style-name="symbol0_5f_java">(</text:span><text:span text:style-name="keyword2_5f_java">Integer</text:span>.<text:span text:style-name="member0_5f_java">valueOf</text:span><text:span text:style-name="symbol0_5f_java">(</text:span>loc<text:span text:style-name="symbol0_5f_java">));</text:span></text:p>
      <text:p text:style-name="P17"><text:s text:c="8"/>m_typeOfConstant <text:span text:style-name="symbol0_5f_java">=</text:span> <text:span text:style-name="keyword25_5f_java5">type</text:span><text:span text:style-name="symbol0_5f_java">;</text:span></text:p>
      <text:p text:style-name="P17"><text:s text:c="8"/>m_value <text:span text:style-name="symbol0_5f_java">=</text:span> value<text:span text:style-name="symbol0_5f_java">;</text:span></text:p>
      <text:p text:style-name="P17"><text:s text:c="8"/>m_constantID <text:span text:style-name="symbol0_5f_java">=</text:span> m_constantIDCount<text:span text:style-name="symbol0_5f_java">;</text:span></text:p>
      <text:p text:style-name="P17"><text:s text:c="8"/>m_constantIDCount<text:span text:style-name="symbol0_5f_java">++;</text:span></text:p>
      <text:p text:style-name="P17"><text:s text:c="4"/><text:span text:style-name="symbol0_5f_java">}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Возвращает номера строк в коде, где встретилась константа</text:span></text:p>
      <text:p text:style-name="P17"><text:span text:style-name="comment_5f_multi_5f_java"><text:s text:c="5"/>*/</text:span></text:p>
      <text:p text:style-name="P17"><text:s text:c="4"/><text:span text:style-name="keyword0_5f_java">public</text:span> ArrayList<text:span text:style-name="symbol0_5f_java">&lt;</text:span><text:span text:style-name="keyword2_5f_java">Integer</text:span><text:span text:style-name="symbol0_5f_java">&gt;</text:span> getLocation<text:span text:style-name="symbol0_5f_java">()</text:span> <text:span text:style-name="symbol0_5f_java">{</text:span></text:p>
      <text:p text:style-name="P17"><text:s text:c="8"/><text:span text:style-name="keyword0_5f_java">return</text:span> m_locations<text:span text:style-name="symbol0_5f_java">;</text:span></text:p>
      <text:p text:style-name="P17"><text:s text:c="4"/><text:span text:style-name="symbol0_5f_java">}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Устанавливает ID константы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3_5f_java">void</text:span> setID<text:span text:style-name="symbol0_5f_java">(</text:span><text:span text:style-name="keyword3_5f_java">int</text:span> id<text:span text:style-name="symbol0_5f_java">)</text:span> <text:span text:style-name="symbol0_5f_java">{</text:span></text:p>
      <text:p text:style-name="P17"><text:s text:c="8"/>m_constantID <text:span text:style-name="symbol0_5f_java">=</text:span> id<text:span text:style-name="symbol0_5f_java">;</text:span></text:p>
      <text:p text:style-name="P17"><text:s text:c="4"/><text:span text:style-name="symbol0_5f_java">}</text:span></text:p>
      <text:p text:style-name="P17"/>
      <text:p text:style-name="P17"><text:soft-page-break/><text:s text:c="4"/><text:span text:style-name="comment_5f_multi_5f_java">/*</text:span></text:p>
      <text:p text:style-name="P17"><text:span text:style-name="comment_5f_multi_5f_java"><text:s text:c="5"/>* Возвращает номер строки первого вхождения константы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2_5f_java">Integer</text:span> getLowestLocation<text:span text:style-name="symbol0_5f_java">()</text:span> <text:span text:style-name="symbol0_5f_java">{</text:span></text:p>
      <text:p text:style-name="P17"><text:s text:c="8"/><text:span text:style-name="keyword2_5f_java">Integer</text:span> <text:span text:style-name="keyword127_5f_java5">result</text:span> <text:span text:style-name="symbol0_5f_java">=</text:span> <text:span text:style-name="keyword1_5f_java">null</text:span><text:span text:style-name="symbol0_5f_java">;</text:span></text:p>
      <text:p text:style-name="P17"><text:s text:c="8"/><text:span text:style-name="keyword3_5f_java">int</text:span> lowest <text:span text:style-name="symbol0_5f_java">=</text:span> m_locations.<text:span text:style-name="member0_5f_java">get</text:span><text:span text:style-name="symbol0_5f_java">(</text:span><text:span text:style-name="number_5f_java">0</text:span><text:span text:style-name="symbol0_5f_java">);</text:span></text:p>
      <text:p text:style-name="P17"><text:s text:c="8"/><text:span text:style-name="keyword0_5f_java">for</text:span> <text:span text:style-name="symbol0_5f_java">(</text:span><text:span text:style-name="keyword2_5f_java">Integer</text:span> inte <text:span text:style-name="symbol0_5f_java">:</text:span> m_locations<text:span text:style-name="symbol0_5f_java">)</text:span> <text:span text:style-name="symbol0_5f_java">{</text:span></text:p>
      <text:p text:style-name="P17"><text:s text:c="12"/><text:span text:style-name="keyword0_5f_java">if</text:span> <text:span text:style-name="symbol0_5f_java">(</text:span>inte.<text:span text:style-name="member0_5f_java">intValue</text:span><text:span text:style-name="symbol0_5f_java">()</text:span> <text:span text:style-name="symbol0_5f_java">&lt;</text:span> lowest<text:span text:style-name="symbol0_5f_java">)</text:span> <text:span text:style-name="symbol0_5f_java">{</text:span></text:p>
      <text:p text:style-name="P17"><text:s text:c="16"/>lowest <text:span text:style-name="symbol0_5f_java">=</text:span> inte.<text:span text:style-name="member0_5f_java">intValue</text:span><text:span text:style-name="symbol0_5f_java">();</text:span></text:p>
      <text:p text:style-name="P17"><text:s text:c="12"/><text:span text:style-name="symbol0_5f_java">}</text:span></text:p>
      <text:p text:style-name="P17"><text:s text:c="8"/><text:span text:style-name="symbol0_5f_java">}</text:span></text:p>
      <text:p text:style-name="P17"/>
      <text:p text:style-name="P17"><text:s text:c="8"/><text:span text:style-name="keyword127_5f_java5">result</text:span> <text:span text:style-name="symbol0_5f_java">=</text:span> <text:span text:style-name="keyword2_5f_java">Integer</text:span>.<text:span text:style-name="member0_5f_java">valueOf</text:span><text:span text:style-name="symbol0_5f_java">(</text:span>lowest<text:span text:style-name="symbol0_5f_java">);</text:span></text:p>
      <text:p text:style-name="P17"/>
      <text:p text:style-name="P17"><text:s text:c="8"/><text:span text:style-name="keyword0_5f_java">return</text:span> <text:span text:style-name="keyword127_5f_java5">result</text:span><text:span text:style-name="symbol0_5f_java">;</text:span></text:p>
      <text:p text:style-name="P17"><text:s text:c="4"/><text:span text:style-name="symbol0_5f_java">}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Возвращает тип константы в виде строки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2_5f_java">String</text:span> getType<text:span text:style-name="symbol0_5f_java">()</text:span> <text:span text:style-name="symbol0_5f_java">{</text:span></text:p>
      <text:p text:style-name="P17"><text:s text:c="8"/><text:span text:style-name="keyword0_5f_java">return</text:span> m_typeOfConstant<text:span text:style-name="symbol0_5f_java">;</text:span></text:p>
      <text:p text:style-name="P17"><text:s text:c="4"/><text:span text:style-name="symbol0_5f_java">}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Возвращает значение константы (может быть преобразовано в любой тип)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2_5f_java">Object</text:span> getValue<text:span text:style-name="symbol0_5f_java">()</text:span> <text:span text:style-name="symbol0_5f_java">{</text:span></text:p>
      <text:p text:style-name="P17"><text:s text:c="8"/><text:span text:style-name="keyword0_5f_java">return</text:span> m_value<text:span text:style-name="symbol0_5f_java">;</text:span></text:p>
      <text:p text:style-name="P17"><text:s text:c="4"/><text:span text:style-name="symbol0_5f_java">}</text:span></text:p>
      <text:p text:style-name="P17"/>
      <text:p text:style-name="P17"><text:s text:c="4"/><text:span text:style-name="keyword0_5f_java">public</text:span> <text:span text:style-name="keyword2_5f_java">String</text:span> getStringValue<text:span text:style-name="symbol0_5f_java">()</text:span> <text:span text:style-name="symbol0_5f_java">{</text:span></text:p>
      <text:p text:style-name="P17"><text:s text:c="8"/><text:span text:style-name="keyword0_5f_java">return</text:span> m_value.<text:span text:style-name="member0_5f_java">toString</text:span><text:span text:style-name="symbol0_5f_java">();</text:span></text:p>
      <text:p text:style-name="P17"><text:s text:c="4"/><text:span text:style-name="symbol0_5f_java">}</text:span></text:p>
      <text:p text:style-name="P17"/>
      <text:p text:style-name="P17"><text:s text:c="4"/><text:span text:style-name="comment_5f_multi_5f_java">/*</text:span></text:p>
      <text:p text:style-name="P17"><text:span text:style-name="comment_5f_multi_5f_java"><text:s text:c="5"/>* Возвращает ID константы в таблице констант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3_5f_java">int</text:span> getID<text:span text:style-name="symbol0_5f_java">()</text:span> <text:span text:style-name="symbol0_5f_java">{</text:span></text:p>
      <text:p text:style-name="P17"><text:s text:c="8"/><text:span text:style-name="keyword0_5f_java">return</text:span> m_constantID<text:span text:style-name="symbol0_5f_java">;</text:span></text:p>
      <text:p text:style-name="P17"><text:s text:c="4"/><text:span text:style-name="symbol0_5f_java">}</text:span></text:p>
      <text:p text:style-name="P17"><text:s text:c="4"/><text:span text:style-name="comment_5f_multi_5f_java">/*</text:span></text:p>
      <text:p text:style-name="P17"><text:span text:style-name="comment_5f_multi_5f_java"><text:s text:c="5"/>* Устанавливает положения константы в коде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3_5f_java">void</text:span> setLocations<text:span text:style-name="symbol0_5f_java">(</text:span>ArrayList<text:span text:style-name="symbol0_5f_java">&lt;</text:span><text:span text:style-name="keyword2_5f_java">Integer</text:span><text:span text:style-name="symbol0_5f_java">&gt;</text:span> in_locs<text:span text:style-name="symbol0_5f_java">)</text:span> <text:span text:style-name="symbol0_5f_java">{</text:span></text:p>
      <text:p text:style-name="P17"><text:s text:c="8"/>m_locations <text:span text:style-name="symbol0_5f_java">=</text:span> in_locs<text:span text:style-name="symbol0_5f_java">;</text:span></text:p>
      <text:p text:style-name="P17"><text:s text:c="4"/><text:span text:style-name="symbol0_5f_java">}</text:span></text:p>
      <text:p text:style-name="P17"/>
      <text:p text:style-name="P17"><text:soft-page-break/><text:s text:c="4"/><text:span text:style-name="comment_5f_multi_5f_java">/*</text:span></text:p>
      <text:p text:style-name="P17"><text:span text:style-name="comment_5f_multi_5f_java"><text:s text:c="5"/>* Добавляет положение константы в коде</text:span></text:p>
      <text:p text:style-name="P17"><text:span text:style-name="comment_5f_multi_5f_java"><text:s text:c="5"/>*/</text:span></text:p>
      <text:p text:style-name="P17"><text:s text:c="4"/><text:span text:style-name="keyword0_5f_java">public</text:span> <text:span text:style-name="keyword3_5f_java">void</text:span> addLocation<text:span text:style-name="symbol0_5f_java">(</text:span><text:span text:style-name="keyword2_5f_java">Integer</text:span> in_loc<text:span text:style-name="symbol0_5f_java">)</text:span> <text:span text:style-name="symbol0_5f_java">{</text:span></text:p>
      <text:p text:style-name="P17"><text:s text:c="8"/>m_locations.<text:span text:style-name="member0_5f_java">add</text:span><text:span text:style-name="symbol0_5f_java">(</text:span>in_loc<text:span text:style-name="symbol0_5f_java">);</text:span></text:p>
      <text:p text:style-name="P17"><text:s text:c="4"/><text:span text:style-name="symbol0_5f_java">}</text:span></text:p>
      <text:p text:style-name="P17"><text:span text:style-name="symbol0_5f_java"/></text:p>
      <text:p text:style-name="P17"><text:span text:style-name="symbol0_5f_java"/></text:p>
      <text:p text:style-name="P17"><text:s text:c="4"/><text:span text:style-name="comment_5f_multi_5f_java">/*</text:span></text:p>
      <text:p text:style-name="P17"><text:span text:style-name="comment_5f_multi_5f_java"><text:s text:c="5"/>* Устанавливает тип константы (например, "UTF-8")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3_5f_java">void</text:span> setType<text:span text:style-name="symbol0_5f_java">(</text:span><text:span text:style-name="keyword2_5f_java">String</text:span> in_type<text:span text:style-name="symbol0_5f_java">)</text:span> <text:span text:style-name="symbol0_5f_java">{</text:span></text:p>
      <text:p text:style-name="P17"><text:s text:c="8"/>m_typeOfConstant <text:span text:style-name="symbol0_5f_java">=</text:span> in_type<text:span text:style-name="symbol0_5f_java">;</text:span></text:p>
      <text:p text:style-name="P17"><text:s text:c="4"/><text:span text:style-name="symbol0_5f_java">}</text:span></text:p>
      <text:p text:style-name="P17"><text:s text:c="4"/><text:span text:style-name="comment_5f_multi_5f_java">/*</text:span></text:p>
      <text:p text:style-name="P17"><text:span text:style-name="comment_5f_multi_5f_java"><text:s text:c="5"/>* Установливает значение константы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3_5f_java">void</text:span> setValue<text:span text:style-name="symbol0_5f_java">(</text:span><text:span text:style-name="keyword2_5f_java">Object</text:span> in_value<text:span text:style-name="symbol0_5f_java">)</text:span> <text:span text:style-name="symbol0_5f_java">{</text:span></text:p>
      <text:p text:style-name="P17"><text:s text:c="8"/>m_value <text:span text:style-name="symbol0_5f_java">=</text:span> in_value<text:span text:style-name="symbol0_5f_java">;</text:span></text:p>
      <text:p text:style-name="P17"><text:s text:c="4"/><text:span text:style-name="symbol0_5f_java">}</text:span></text:p>
      <text:p text:style-name="P17"><text:span text:style-name="symbol0_5f_java"/></text:p>
      <text:p text:style-name="P17"><text:s text:c="4"/><text:span text:style-name="comment_5f_multi_5f_java">/*</text:span></text:p>
      <text:p text:style-name="P17"><text:span text:style-name="comment_5f_multi_5f_java"><text:s text:c="5"/>* Печать строки в stdout</text:span></text:p>
      <text:p text:style-name="P17"><text:span text:style-name="comment_5f_multi_5f_java"><text:s text:c="5"/>*/</text:span></text:p>
      <text:p text:style-name="P17"/>
      <text:p text:style-name="P17"><text:s text:c="4"/><text:span text:style-name="keyword0_5f_java">public</text:span> <text:span text:style-name="keyword3_5f_java">void</text:span> printRow<text:span text:style-name="symbol0_5f_java">()</text:span> <text:span text:style-name="symbol0_5f_java">{</text:span></text:p>
      <text:p text:style-name="P17"><text:s text:c="8"/><text:span text:style-name="keyword2_5f_java">String</text:span> numRows <text:span text:style-name="symbol0_5f_java">=</text:span> <text:span text:style-name="string_5f_java">""</text:span><text:span text:style-name="symbol0_5f_java">;</text:span></text:p>
      <text:p text:style-name="P17"><text:s text:c="8"/><text:span text:style-name="keyword2_5f_java">Set</text:span> <text:span text:style-name="keyword2_5f_java">set</text:span> <text:span text:style-name="symbol0_5f_java">=</text:span> <text:span text:style-name="keyword0_5f_java">new</text:span> <text:span text:style-name="keyword2_5f_java">HashSet</text:span><text:span text:style-name="symbol0_5f_java">();</text:span></text:p>
      <text:p text:style-name="P17"/>
      <text:p text:style-name="P17"/>
      <text:p text:style-name="P17"><text:s text:c="8"/><text:span text:style-name="keyword0_5f_java">if</text:span> <text:span text:style-name="symbol0_5f_java">(</text:span>m_locations <text:span text:style-name="symbol0_5f_java">!=</text:span> <text:span text:style-name="keyword1_5f_java">null</text:span><text:span text:style-name="symbol0_5f_java">)</text:span> <text:span text:style-name="symbol0_5f_java">{</text:span></text:p>
      <text:p text:style-name="P17"><text:s text:c="12"/><text:span text:style-name="keyword2_5f_java">Iterator</text:span> it <text:span text:style-name="symbol0_5f_java">=</text:span> m_locations.<text:span text:style-name="member0_5f_java">iterator</text:span><text:span text:style-name="symbol0_5f_java">();</text:span></text:p>
      <text:p text:style-name="P17"><text:s text:c="12"/><text:span text:style-name="keyword0_5f_java">while</text:span> <text:span text:style-name="symbol0_5f_java">(</text:span>it.<text:span text:style-name="member0_5f_java">hasNext</text:span><text:span text:style-name="symbol0_5f_java">())</text:span> <text:span text:style-name="symbol0_5f_java">{</text:span></text:p>
      <text:p text:style-name="P17"><text:s text:c="16"/><text:span text:style-name="keyword2_5f_java">Integer</text:span> inte <text:span text:style-name="symbol0_5f_java">=</text:span> <text:span text:style-name="symbol0_5f_java">(</text:span><text:span text:style-name="keyword2_5f_java">Integer</text:span><text:span text:style-name="symbol0_5f_java">)</text:span> it.<text:span text:style-name="member0_5f_java">next</text:span><text:span text:style-name="symbol0_5f_java">();</text:span></text:p>
      <text:p text:style-name="P17"><text:s text:c="16"/>numRows <text:span text:style-name="symbol0_5f_java">+=</text:span> inte.<text:span text:style-name="member0_5f_java">toString</text:span><text:span text:style-name="symbol0_5f_java">()</text:span> <text:span text:style-name="symbol0_5f_java">+</text:span> <text:span text:style-name="string_5f_java">","</text:span><text:span text:style-name="symbol0_5f_java">;</text:span></text:p>
      <text:p text:style-name="P17"><text:s text:c="16"/><text:span text:style-name="keyword2_5f_java">set</text:span>.<text:span text:style-name="member0_5f_java">add</text:span><text:span text:style-name="symbol0_5f_java">(</text:span>inte<text:span text:style-name="symbol0_5f_java">);</text:span></text:p>
      <text:p text:style-name="P17"><text:s text:c="12"/><text:span text:style-name="symbol0_5f_java">}</text:span></text:p>
      <text:p text:style-name="P17"><text:s text:c="12"/><text:span text:style-name="keyword0_5f_java">if</text:span> <text:span text:style-name="symbol0_5f_java">(</text:span>numRows.<text:span text:style-name="member0_5f_java">length</text:span><text:span text:style-name="symbol0_5f_java">()</text:span> <text:span text:style-name="symbol0_5f_java">&gt;</text:span> <text:span text:style-name="number_5f_java">0</text:span><text:span text:style-name="symbol0_5f_java">)</text:span> <text:span text:style-name="symbol0_5f_java">{</text:span></text:p>
      <text:p text:style-name="P17"><text:s text:c="16"/>numRows <text:span text:style-name="symbol0_5f_java">=</text:span> numRows.<text:span text:style-name="member0_5f_java">substring</text:span><text:span text:style-name="symbol0_5f_java">(</text:span><text:span text:style-name="number_5f_java">0</text:span>, numRows.<text:span text:style-name="member0_5f_java">length</text:span><text:span text:style-name="symbol0_5f_java">()</text:span> <text:span text:style-name="symbol0_5f_java">-</text:span> <text:span text:style-name="number_5f_java">1</text:span><text:span text:style-name="symbol0_5f_java">);</text:span></text:p>
      <text:p text:style-name="P17"><text:s text:c="12"/><text:span text:style-name="symbol0_5f_java">}</text:span></text:p>
      <text:p text:style-name="P17"><text:s text:c="8"/><text:span text:style-name="symbol0_5f_java">}</text:span></text:p>
      <text:p text:style-name="P17"/>
      <text:p text:style-name="P17"><text:s text:c="8"/><text:span text:style-name="keyword2_5f_java">System</text:span>.<text:span text:style-name="member0_5f_java">out</text:span>.<text:span text:style-name="member0_5f_java">printf</text:span><text:span text:style-name="symbol0_5f_java">(</text:span><text:span text:style-name="string_5f_java">"|%d|%s|%s|%s|</text:span><text:span text:style-name="escaped_5f_java">\n</text:span><text:span text:style-name="string_5f_java">"</text:span>, m_constantID, numRows, m_typeOfConstant, m_value.<text:span text:style-name="member0_5f_java">toString</text:span><text:span text:style-name="symbol0_5f_java">());</text:span></text:p>
      <text:p text:style-name="P17"><text:s text:c="4"/><text:span text:style-name="symbol0_5f_java">}</text:span></text:p>
      <text:p text:style-name="P17"><text:span text:style-name="symbol0_5f_java">}</text:span></text:p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de" fo:country="DE" style:letter-kerning="true" style:font-name-asian="F" style:font-size-asian="12pt" style:language-asian="ja" style:country-asian="JP" style:font-name-complex="F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number_5f_java" style:display-name="number_java" style:family="text">
      <style:text-properties fo:color="#cc66cc" fo:font-style="normal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escaped_5f_java" style:display-name="escaped_java" style:family="text">
      <style:text-properties fo:color="#000099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comment_5f_multi_5f_java" style:display-name="comment_multi_java" style:family="text">
      <style:text-properties fo:color="#666666" fo:font-style="italic" fo:font-weight="normal"/>
    </style:style>
    <style:style style:name="keyword1_5f_java5" style:display-name="keyword1_java5" style:family="text">
      <style:text-properties fo:color="#000000" fo:font-style="normal" fo:font-weight="bold"/>
    </style:style>
    <style:style style:name="keyword20_5f_java5" style:display-name="keyword20_java5" style:family="text">
      <style:text-properties fo:color="#003399" fo:font-style="normal" fo:font-weight="bold"/>
    </style:style>
    <style:style style:name="keyword87_5f_java5" style:display-name="keyword87_java5" style:family="text">
      <style:text-properties fo:color="#003399" fo:font-style="normal" fo:font-weight="bold"/>
    </style:style>
    <style:style style:name="member0_5f_java5" style:display-name="member0_java5" style:family="text">
      <style:text-properties fo:color="#006633" fo:font-style="normal" fo:font-weight="normal"/>
    </style:style>
    <style:style style:name="symbol0_5f_java5" style:display-name="symbol0_java5" style:family="text">
      <style:text-properties fo:color="#339933" fo:font-style="normal" fo:font-weight="normal"/>
    </style:style>
    <style:style style:name="comment_5f_multi_5f_java5" style:display-name="comment_multi_java5" style:family="text">
      <style:text-properties fo:color="#666666" fo:font-style="italic" fo:font-weight="normal"/>
    </style:style>
    <style:style style:name="number_5f_java5" style:display-name="number_java5" style:family="text">
      <style:text-properties fo:color="#cc66cc" fo:font-style="normal" fo:font-weight="normal"/>
    </style:style>
    <style:style style:name="keyword2_5f_java5" style:display-name="keyword2_java5" style:family="text">
      <style:text-properties fo:color="#006600" fo:font-style="normal" fo:font-weight="bold"/>
    </style:style>
    <style:style style:name="keyword165_5f_java5" style:display-name="keyword165_java5" style:family="text">
      <style:text-properties fo:color="#003399" fo:font-style="normal" fo:font-weight="bold"/>
    </style:style>
    <style:style style:name="keyword25_5f_java5" style:display-name="keyword25_java5" style:family="text">
      <style:text-properties fo:color="#003399" fo:font-style="normal" fo:font-weight="bold"/>
    </style:style>
    <style:style style:name="keyword45_5f_java5" style:display-name="keyword45_java5" style:family="text">
      <style:text-properties fo:color="#003399" fo:font-style="normal" fo:font-weight="bold"/>
    </style:style>
    <style:style style:name="keyword0_5f_java5" style:display-name="keyword0_java5" style:family="text">
      <style:text-properties fo:color="#000000" fo:font-style="normal" fo:font-weight="bold"/>
    </style:style>
    <style:style style:name="keyword3_5f_java5" style:display-name="keyword3_java5" style:family="text">
      <style:text-properties fo:color="#006600" fo:font-style="normal" fo:font-weight="bold"/>
    </style:style>
    <style:style style:name="keyword127_5f_java5" style:display-name="keyword127_java5" style:family="text">
      <style:text-properties fo:color="#003399" fo:font-style="normal" fo:font-weight="bold"/>
    </style:style>
    <style:style style:name="string_5f_java5" style:display-name="string_java5" style:family="text">
      <style:text-properties fo:color="#0000ff" fo:font-style="normal" fo:font-weight="normal"/>
    </style:style>
    <style:style style:name="escaped_5f_java5" style:display-name="escaped_java5" style:family="text">
      <style:text-properties fo:color="#000099" fo:font-style="normal" fo:font-weight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2</text:page-number></text:p>
      </style:footer>
    </style:master-page>
    <style:master-page style:name="First_20_Page" style:display-name="First Page" style:page-layout-name="pm2" style:next-style-name="Standard"/>
    <style:master-page style:name="Endnote" style:page-layout-name="pm3"/>
    <style:master-page style:name="Envelope" style:page-layout-name="pm4"/>
    <style:master-page style:name="Footnote" style:page-layout-name="pm3"/>
    <style:master-page style:name="HTML" style:page-layout-name="pm5"/>
    <style:master-page style:name="Index" style:page-layout-name="pm2"/>
    <style:master-page style:name="Landscap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12-02-09T05:43:14</meta:creation-date>
    <dc:creator>максим в</dc:creator>
    <dc:date>2012-03-06T00:24:18</dc:date>
    <meta:editing-cycles>68</meta:editing-cycles>
    <meta:editing-duration>P1DT1H49M1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32" meta:paragraph-count="924" meta:word-count="2926" meta:character-count="26157"/>
  </office:meta>
</office:document-meta>
</file>